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ext_20_body">
      <style:paragraph-properties fo:text-align="start" style:justify-single-word="false"/>
      <style:text-properties officeooo:rsid="004e6ae4" officeooo:paragraph-rsid="004e6ae4"/>
    </style:style>
    <style:style style:name="P4" style:family="paragraph" style:parent-style-name="Title">
      <style:text-properties officeooo:rsid="00089b28" officeooo:paragraph-rsid="00089b28"/>
    </style:style>
    <style:style style:name="P5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6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7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8" style:family="paragraph" style:parent-style-name="Subtitle">
      <style:text-properties officeooo:rsid="008e7070" officeooo:paragraph-rsid="008e7070"/>
    </style:style>
    <style:style style:name="P9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10" style:family="paragraph" style:parent-style-name="Text_20_body" style:list-style-name="L1">
      <style:text-properties officeooo:rsid="002238b4" officeooo:paragraph-rsid="002399d0"/>
    </style:style>
    <style:style style:name="P11" style:family="paragraph" style:parent-style-name="Text_20_body" style:list-style-name="L1">
      <style:text-properties officeooo:rsid="0023bd55" officeooo:paragraph-rsid="0023bd55"/>
    </style:style>
    <style:style style:name="P12" style:family="paragraph" style:parent-style-name="Text_20_body" style:list-style-name="L1">
      <style:text-properties officeooo:rsid="0024ff47" officeooo:paragraph-rsid="0024ff47"/>
    </style:style>
    <style:style style:name="P13" style:family="paragraph" style:parent-style-name="Text_20_body" style:list-style-name="L1">
      <style:text-properties officeooo:rsid="002758ca" officeooo:paragraph-rsid="002758ca"/>
    </style:style>
    <style:style style:name="P14" style:family="paragraph" style:parent-style-name="Text_20_body" style:list-style-name="L1">
      <style:text-properties officeooo:rsid="00284736" officeooo:paragraph-rsid="00284736"/>
    </style:style>
    <style:style style:name="P15" style:family="paragraph" style:parent-style-name="Text_20_body" style:list-style-name="L1">
      <style:text-properties officeooo:rsid="002acd9a" officeooo:paragraph-rsid="002acd9a"/>
    </style:style>
    <style:style style:name="P16" style:family="paragraph" style:parent-style-name="Text_20_body" style:list-style-name="L1">
      <style:text-properties officeooo:rsid="002c44be" officeooo:paragraph-rsid="002c44be"/>
    </style:style>
    <style:style style:name="P17" style:family="paragraph" style:parent-style-name="Text_20_body" style:list-style-name="L1">
      <style:text-properties officeooo:rsid="002e4398" officeooo:paragraph-rsid="002e4398"/>
    </style:style>
    <style:style style:name="P18" style:family="paragraph" style:parent-style-name="Text_20_body" style:list-style-name="L1">
      <style:text-properties officeooo:rsid="002f4dfe" officeooo:paragraph-rsid="002f4dfe"/>
    </style:style>
    <style:style style:name="P19" style:family="paragraph" style:parent-style-name="Text_20_body" style:list-style-name="L1">
      <style:text-properties officeooo:rsid="0030478f" officeooo:paragraph-rsid="0030478f"/>
    </style:style>
    <style:style style:name="P20" style:family="paragraph" style:parent-style-name="Text_20_body" style:list-style-name="L2">
      <style:text-properties officeooo:rsid="0008ec8a" officeooo:paragraph-rsid="0008ec8a"/>
    </style:style>
    <style:style style:name="P21" style:family="paragraph" style:parent-style-name="Text_20_body" style:list-style-name="L2">
      <style:text-properties officeooo:rsid="00139765" officeooo:paragraph-rsid="00139765"/>
    </style:style>
    <style:style style:name="P22" style:family="paragraph" style:parent-style-name="Text_20_body" style:list-style-name="L2">
      <style:text-properties officeooo:rsid="0014ed48" officeooo:paragraph-rsid="0014ed48"/>
    </style:style>
    <style:style style:name="P23" style:family="paragraph" style:parent-style-name="Text_20_body" style:list-style-name="L2">
      <style:text-properties officeooo:rsid="0015453c" officeooo:paragraph-rsid="0015453c"/>
    </style:style>
    <style:style style:name="P24" style:family="paragraph" style:parent-style-name="Text_20_body" style:list-style-name="L2">
      <style:text-properties officeooo:rsid="0016ddf2" officeooo:paragraph-rsid="0016ddf2"/>
    </style:style>
    <style:style style:name="P25" style:family="paragraph" style:parent-style-name="Text_20_body" style:list-style-name="L2">
      <style:text-properties officeooo:rsid="001c42c9" officeooo:paragraph-rsid="001c42c9"/>
    </style:style>
    <style:style style:name="P26" style:family="paragraph" style:parent-style-name="Text_20_body" style:list-style-name="L2">
      <style:text-properties officeooo:rsid="0009ddec" officeooo:paragraph-rsid="0009ddec"/>
    </style:style>
    <style:style style:name="P27" style:family="paragraph" style:parent-style-name="Text_20_body" style:list-style-name="L2">
      <style:text-properties officeooo:rsid="000a82e1" officeooo:paragraph-rsid="000a82e1"/>
    </style:style>
    <style:style style:name="P28" style:family="paragraph" style:parent-style-name="Text_20_body" style:list-style-name="L2">
      <style:text-properties officeooo:rsid="000b1f58" officeooo:paragraph-rsid="000b1f58"/>
    </style:style>
    <style:style style:name="P29" style:family="paragraph" style:parent-style-name="Text_20_body" style:list-style-name="L2">
      <style:text-properties officeooo:rsid="000c51ff" officeooo:paragraph-rsid="000c51ff"/>
    </style:style>
    <style:style style:name="P30" style:family="paragraph" style:parent-style-name="Text_20_body" style:list-style-name="L2">
      <style:text-properties officeooo:rsid="000c52bc" officeooo:paragraph-rsid="000c52bc"/>
    </style:style>
    <style:style style:name="P31" style:family="paragraph" style:parent-style-name="Text_20_body" style:list-style-name="L2">
      <style:text-properties officeooo:rsid="000e0789" officeooo:paragraph-rsid="000e0789"/>
    </style:style>
    <style:style style:name="P32" style:family="paragraph" style:parent-style-name="Text_20_body" style:list-style-name="L2">
      <style:text-properties officeooo:rsid="000e7583" officeooo:paragraph-rsid="000e7583"/>
    </style:style>
    <style:style style:name="P33" style:family="paragraph" style:parent-style-name="Text_20_body" style:list-style-name="L2">
      <style:text-properties officeooo:rsid="000ff227" officeooo:paragraph-rsid="000ff227"/>
    </style:style>
    <style:style style:name="P34" style:family="paragraph" style:parent-style-name="Text_20_body" style:list-style-name="L2">
      <style:text-properties officeooo:rsid="00117a9e" officeooo:paragraph-rsid="00117a9e"/>
    </style:style>
    <style:style style:name="P35" style:family="paragraph" style:parent-style-name="Text_20_body" style:list-style-name="L2">
      <style:text-properties officeooo:rsid="00184856" officeooo:paragraph-rsid="00184856"/>
    </style:style>
    <style:style style:name="P36" style:family="paragraph" style:parent-style-name="Text_20_body" style:list-style-name="L2">
      <style:text-properties officeooo:rsid="001851e8" officeooo:paragraph-rsid="001851e8"/>
    </style:style>
    <style:style style:name="P37" style:family="paragraph" style:parent-style-name="Text_20_body" style:list-style-name="L2">
      <style:text-properties officeooo:rsid="0018f268" officeooo:paragraph-rsid="0018f268"/>
    </style:style>
    <style:style style:name="P38" style:family="paragraph" style:parent-style-name="Text_20_body" style:list-style-name="L2">
      <style:text-properties officeooo:rsid="001ae7a2" officeooo:paragraph-rsid="001ae7a2"/>
    </style:style>
    <style:style style:name="P39" style:family="paragraph" style:parent-style-name="Text_20_body" style:list-style-name="L2">
      <style:text-properties officeooo:rsid="001d94ab" officeooo:paragraph-rsid="001d94ab"/>
    </style:style>
    <style:style style:name="P40" style:family="paragraph" style:parent-style-name="Text_20_body" style:list-style-name="L2">
      <style:text-properties officeooo:rsid="001dbb52" officeooo:paragraph-rsid="001dbb52"/>
    </style:style>
    <style:style style:name="P41" style:family="paragraph" style:parent-style-name="Text_20_body" style:list-style-name="L2">
      <style:text-properties officeooo:rsid="001e6f02" officeooo:paragraph-rsid="001e6f02"/>
    </style:style>
    <style:style style:name="P42" style:family="paragraph" style:parent-style-name="Text_20_body" style:list-style-name="L2">
      <style:text-properties officeooo:rsid="0020434c" officeooo:paragraph-rsid="0020434c"/>
    </style:style>
    <style:style style:name="P43" style:family="paragraph" style:parent-style-name="Text_20_body" style:list-style-name="L2">
      <style:text-properties officeooo:rsid="00213811" officeooo:paragraph-rsid="00213811"/>
    </style:style>
    <style:style style:name="P44" style:family="paragraph" style:parent-style-name="Text_20_body" style:list-style-name="L2">
      <style:text-properties officeooo:rsid="00219680" officeooo:paragraph-rsid="00219680"/>
    </style:style>
    <style:style style:name="P45" style:family="paragraph" style:parent-style-name="Text_20_body" style:list-style-name="L2">
      <style:text-properties officeooo:rsid="003b6cc4" officeooo:paragraph-rsid="003b6cc4"/>
    </style:style>
    <style:style style:name="P46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47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48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49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50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51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56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57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63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64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65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67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68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75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76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77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78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79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81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82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83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84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85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86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87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88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89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90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91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92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93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94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95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96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97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98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99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00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01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02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03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04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05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06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07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08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09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10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11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12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13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14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15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16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17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18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19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20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21" style:family="paragraph" style:parent-style-name="Text_20_body" style:list-style-name="L5">
      <style:paragraph-properties fo:text-align="start" style:justify-single-word="false"/>
      <style:text-properties fo:font-weight="bold" officeooo:rsid="008b123c" officeooo:paragraph-rsid="008b123c" style:font-weight-asian="bold" style:font-weight-complex="bold"/>
    </style:style>
    <style:style style:name="P122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23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24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25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26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27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28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29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30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31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32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33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34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35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36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37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38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39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40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44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45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46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47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48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49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50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51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52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53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54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55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56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57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58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59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60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61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62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63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164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165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166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167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168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169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170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171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172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173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174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175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176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177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178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179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180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181" style:family="paragraph" style:parent-style-name="Text_20_body" style:list-style-name="L6">
      <style:text-properties officeooo:rsid="00b347aa" officeooo:paragraph-rsid="00b347aa"/>
    </style:style>
    <style:style style:name="P182" style:family="paragraph" style:parent-style-name="Text_20_body" style:list-style-name="L6">
      <style:text-properties officeooo:rsid="00b40981" officeooo:paragraph-rsid="00b40981"/>
    </style:style>
    <style:style style:name="P183" style:family="paragraph" style:parent-style-name="Text_20_body" style:list-style-name="L6">
      <style:text-properties officeooo:rsid="00b49620" officeooo:paragraph-rsid="00b49620"/>
    </style:style>
    <style:style style:name="P184" style:family="paragraph" style:parent-style-name="Text_20_body" style:list-style-name="L6">
      <style:text-properties officeooo:rsid="00b5c4e5" officeooo:paragraph-rsid="00b5c4e5"/>
    </style:style>
    <style:style style:name="P185" style:family="paragraph" style:parent-style-name="Text_20_body" style:list-style-name="L6">
      <style:text-properties officeooo:rsid="00b5c4e5" officeooo:paragraph-rsid="00b5d7c7"/>
    </style:style>
    <style:style style:name="P186" style:family="paragraph" style:parent-style-name="Text_20_body" style:list-style-name="L6">
      <style:text-properties officeooo:rsid="00b6abb7" officeooo:paragraph-rsid="00b6abb7"/>
    </style:style>
    <style:style style:name="P187" style:family="paragraph" style:parent-style-name="Text_20_body" style:list-style-name="L6">
      <style:text-properties officeooo:rsid="00b761c7" officeooo:paragraph-rsid="00b761c7"/>
    </style:style>
    <style:style style:name="P188" style:family="paragraph" style:parent-style-name="Text_20_body" style:list-style-name="L6">
      <style:text-properties officeooo:rsid="00b88734" officeooo:paragraph-rsid="00b88734"/>
    </style:style>
    <style:style style:name="P189" style:family="paragraph" style:parent-style-name="Text_20_body" style:list-style-name="L6">
      <style:text-properties officeooo:rsid="00bbcfd7" officeooo:paragraph-rsid="00bbcfd7"/>
    </style:style>
    <style:style style:name="P190" style:family="paragraph" style:parent-style-name="Text_20_body" style:list-style-name="L6">
      <style:text-properties officeooo:rsid="00b8a753" officeooo:paragraph-rsid="00b8a753"/>
    </style:style>
    <style:style style:name="P191" style:family="paragraph" style:parent-style-name="Text_20_body" style:list-style-name="L6">
      <style:text-properties officeooo:rsid="00bc8ea7" officeooo:paragraph-rsid="00bc8ea7"/>
    </style:style>
    <style:style style:name="P192" style:family="paragraph" style:parent-style-name="Text_20_body" style:list-style-name="L6">
      <style:text-properties officeooo:rsid="00bdbcda" officeooo:paragraph-rsid="00bdbcda"/>
    </style:style>
    <style:style style:name="P193" style:family="paragraph" style:parent-style-name="Text_20_body" style:list-style-name="L6">
      <style:text-properties officeooo:rsid="00bed2b7" officeooo:paragraph-rsid="00bed2b7"/>
    </style:style>
    <style:style style:name="P194" style:family="paragraph" style:parent-style-name="Text_20_body" style:list-style-name="L6">
      <style:text-properties officeooo:rsid="00c00af5" officeooo:paragraph-rsid="00c00af5"/>
    </style:style>
    <style:style style:name="P195" style:family="paragraph" style:parent-style-name="Text_20_body" style:list-style-name="L6">
      <style:text-properties officeooo:rsid="00c01846" officeooo:paragraph-rsid="00c01846"/>
    </style:style>
    <style:style style:name="P196" style:family="paragraph" style:parent-style-name="Text_20_body" style:list-style-name="L6">
      <style:text-properties officeooo:rsid="00c12823" officeooo:paragraph-rsid="00c12823"/>
    </style:style>
    <style:style style:name="P197" style:family="paragraph" style:parent-style-name="Text_20_body" style:list-style-name="L6">
      <style:text-properties officeooo:rsid="00c180f3" officeooo:paragraph-rsid="00c180f3"/>
    </style:style>
    <style:style style:name="P198" style:family="paragraph" style:parent-style-name="Text_20_body" style:list-style-name="L6">
      <style:text-properties officeooo:rsid="00c258cd" officeooo:paragraph-rsid="00c258cd"/>
    </style:style>
    <style:style style:name="P199" style:family="paragraph" style:parent-style-name="Text_20_body" style:list-style-name="L6">
      <style:text-properties officeooo:rsid="00c30d63" officeooo:paragraph-rsid="00c30d63"/>
    </style:style>
    <style:style style:name="P200" style:family="paragraph" style:parent-style-name="Text_20_body" style:list-style-name="L6">
      <style:text-properties officeooo:rsid="00c3f92b" officeooo:paragraph-rsid="00c3f92b"/>
    </style:style>
    <style:style style:name="P201" style:family="paragraph" style:parent-style-name="Text_20_body" style:list-style-name="L6">
      <style:text-properties officeooo:rsid="00c4688b" officeooo:paragraph-rsid="00c4688b"/>
    </style:style>
    <style:style style:name="P202" style:family="paragraph" style:parent-style-name="Text_20_body" style:list-style-name="L6">
      <style:text-properties officeooo:rsid="00c5ade7" officeooo:paragraph-rsid="00c5ade7"/>
    </style:style>
    <style:style style:name="P203" style:family="paragraph" style:parent-style-name="Text_20_body" style:list-style-name="L6">
      <style:text-properties officeooo:rsid="00c6caa3" officeooo:paragraph-rsid="00c6caa3"/>
    </style:style>
    <style:style style:name="P204" style:family="paragraph" style:parent-style-name="Text_20_body" style:list-style-name="L6">
      <style:text-properties officeooo:rsid="00c742d6" officeooo:paragraph-rsid="00c742d6"/>
    </style:style>
    <style:style style:name="P205" style:family="paragraph" style:parent-style-name="Text_20_body" style:list-style-name="L6">
      <style:text-properties officeooo:rsid="00c7d61a" officeooo:paragraph-rsid="00c7d61a"/>
    </style:style>
    <style:style style:name="P206" style:family="paragraph" style:parent-style-name="Text_20_body" style:list-style-name="L6">
      <style:text-properties officeooo:rsid="00c89915" officeooo:paragraph-rsid="00c89915"/>
    </style:style>
    <style:style style:name="P207" style:family="paragraph" style:parent-style-name="Text_20_body" style:list-style-name="L6">
      <style:text-properties officeooo:rsid="00c993ab" officeooo:paragraph-rsid="00c993ab"/>
    </style:style>
    <style:style style:name="P208" style:family="paragraph" style:parent-style-name="Text_20_body" style:list-style-name="L6">
      <style:text-properties officeooo:rsid="00cb62ca" officeooo:paragraph-rsid="00cb62ca"/>
    </style:style>
    <style:style style:name="P209" style:family="paragraph" style:parent-style-name="Text_20_body" style:list-style-name="L6">
      <style:text-properties officeooo:rsid="00cc0dc6" officeooo:paragraph-rsid="00cc0dc6"/>
    </style:style>
    <style:style style:name="P210" style:family="paragraph" style:parent-style-name="Text_20_body" style:list-style-name="L6">
      <style:text-properties officeooo:rsid="00cca0e3" officeooo:paragraph-rsid="00cca0e3"/>
    </style:style>
    <style:style style:name="P211" style:family="paragraph" style:parent-style-name="Text_20_body" style:list-style-name="L6">
      <style:text-properties officeooo:rsid="00cefd3a" officeooo:paragraph-rsid="00cefd3a"/>
    </style:style>
    <style:style style:name="P212" style:family="paragraph" style:parent-style-name="Text_20_body" style:list-style-name="L6">
      <style:text-properties officeooo:rsid="00cfe4da" officeooo:paragraph-rsid="00cfe4da"/>
    </style:style>
    <style:style style:name="P213" style:family="paragraph" style:parent-style-name="Text_20_body" style:list-style-name="L6">
      <style:text-properties officeooo:rsid="00d0ebdc" officeooo:paragraph-rsid="00d0ebdc"/>
    </style:style>
    <style:style style:name="P214" style:family="paragraph" style:parent-style-name="Text_20_body" style:list-style-name="L6">
      <style:text-properties officeooo:rsid="00d2308a" officeooo:paragraph-rsid="00d2308a"/>
    </style:style>
    <style:style style:name="P215" style:family="paragraph" style:parent-style-name="Text_20_body" style:list-style-name="L6">
      <style:text-properties officeooo:rsid="00d3d5af" officeooo:paragraph-rsid="00d3d5af"/>
    </style:style>
    <style:style style:name="P216" style:family="paragraph" style:parent-style-name="Text_20_body" style:list-style-name="L6">
      <style:text-properties officeooo:rsid="00d5331f" officeooo:paragraph-rsid="00d5331f"/>
    </style:style>
    <style:style style:name="P217" style:family="paragraph" style:parent-style-name="Text_20_body" style:list-style-name="L6">
      <style:text-properties officeooo:rsid="00d69899" officeooo:paragraph-rsid="00d69899"/>
    </style:style>
    <style:style style:name="P218" style:family="paragraph" style:parent-style-name="Text_20_body" style:list-style-name="L6">
      <style:text-properties officeooo:rsid="00d6c6ec" officeooo:paragraph-rsid="00d6c6ec"/>
    </style:style>
    <style:style style:name="P219" style:family="paragraph" style:parent-style-name="Text_20_body" style:list-style-name="L6">
      <style:text-properties officeooo:rsid="00d8ac32" officeooo:paragraph-rsid="00d8ac32"/>
    </style:style>
    <style:style style:name="P220" style:family="paragraph" style:parent-style-name="Text_20_body" style:list-style-name="L6">
      <style:text-properties officeooo:rsid="00da088b" officeooo:paragraph-rsid="00da088b"/>
    </style:style>
    <style:style style:name="P221" style:family="paragraph" style:parent-style-name="Text_20_body" style:list-style-name="L6">
      <style:text-properties officeooo:rsid="00dabb62" officeooo:paragraph-rsid="00dabb62"/>
    </style:style>
    <style:style style:name="P222" style:family="paragraph" style:parent-style-name="Text_20_body" style:list-style-name="L6">
      <style:text-properties officeooo:rsid="00dbf980" officeooo:paragraph-rsid="00dbf980"/>
    </style:style>
    <style:style style:name="P223" style:family="paragraph" style:parent-style-name="Text_20_body" style:list-style-name="L6">
      <style:text-properties officeooo:rsid="00dc282b" officeooo:paragraph-rsid="00dc282b"/>
    </style:style>
    <style:style style:name="P224" style:family="paragraph" style:parent-style-name="Text_20_body" style:list-style-name="L6">
      <style:text-properties officeooo:rsid="00ddbf95" officeooo:paragraph-rsid="00ddbf95"/>
    </style:style>
    <style:style style:name="P225" style:family="paragraph" style:parent-style-name="Subtitle" style:list-style-name="L6">
      <style:text-properties officeooo:rsid="00b347aa" officeooo:paragraph-rsid="00b347aa"/>
    </style:style>
    <style:style style:name="P226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Italia preguerra"/>STORIA<text:bookmark-end text:name="Italia preguerra"/></text:p>
      <text:list xml:id="list5686200294199757856" text:style-name="L1">
        <text:list-item>
          <text:p text:style-name="P10">La destra aveva portato all'unificazione, ma perse consensi a causa delle nuove tasse e riforme</text:p>
          <text:list>
            <text:list-item>
              <text:p text:style-name="P10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11">1874 la sinistra ottiene i voti, ma non il potere poiché molti cattolici non erano andati a votare per il non expedit del Papa</text:p>
        </text:list-item>
        <text:list-item>
          <text:p text:style-name="P11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11">Esponente di sinistra, <text:span text:style-name="T17">ma legato al capitalismo e al nord</text:span></text:p>
            </text:list-item>
            <text:list-item>
              <text:p text:style-name="P12">Trasformismo: accontenta richieste di chi è disposto a votarlo</text:p>
            </text:list-item>
            <text:list-item>
              <text:p text:style-name="P12">Allarga il suffragio ai maschi con più di 21 anni che sia alfabetizzato <text:span text:style-name="T18">o con pagamento di 20 lire di tasse</text:span></text:p>
            </text:list-item>
            <text:list-item>
              <text:p text:style-name="P13">Riforma per la scuola: laica e obbligatoria per 2 anni, nonostante ciò i più poveri non andarono a scuola per la lontananza (30% a 50% alfabetizzazione)</text:p>
            </text:list-item>
            <text:list-item>
              <text:p text:style-name="P14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15">1882 Triplice alleanza con Germania e Austria (anche se contraria agli Italiani perché non avevano ceduto Trento e Trieste)</text:p>
            </text:list-item>
          </text:list>
        </text:list-item>
        <text:list-item>
          <text:p text:style-name="P16">1887 Governo Crispi <text:span text:style-name="T21">(</text:span><text:span text:style-name="T8">politica aggressiva</text:span><text:span text:style-name="T21">)</text:span></text:p>
          <text:list>
            <text:list-item>
              <text:p text:style-name="P17">Per dimostrare il Battesimo di Sangue mirò all'Eritrea che ottene grazie al trattato di Uccialli e la formazione del protettorato</text:p>
            </text:list-item>
            <text:list-item>
              <text:p text:style-name="P18">Politica interna:</text:p>
              <text:list>
                <text:list-item>
                  <text:p text:style-name="P18">elezioni comunali (amministrazione e sindaco)</text:p>
                </text:list-item>
                <text:list-item>
                  <text:p text:style-name="P19">introdotto diritto di sciopero e associazione</text:p>
                </text:list-item>
                <text:list-item>
                  <text:p text:style-name="P19">abolita pena di morte</text:p>
                </text:list-item>
              </text:list>
            </text:list-item>
          </text:list>
        </text:list-item>
      </text:list>
      <text:list xml:id="list4041548549542504708" text:style-name="L2">
        <text:list-item>
          <text:p text:style-name="P20">Differenza tra anarchici e socialisti</text:p>
          <text:list>
            <text:list-item>
              <text:p text:style-name="P20">Anarchici non riconoscono alcun potere sopra di loro</text:p>
            </text:list-item>
            <text:list-item>
              <text:p text:style-name="P20">Socialisti concedono a tutte le classi l'esercizio del potere</text:p>
            </text:list-item>
          </text:list>
        </text:list-item>
        <text:list-item>
          <text:p text:style-name="P21">Questione Meridionale</text:p>
          <text:list>
            <text:list-item>
              <text:p text:style-name="P22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23">Positivismo: <text:span text:style-name="T13">alcuni erano destinati ad avere vantaggi dal progresso perché più capaci di altri</text:span></text:p>
            </text:list-item>
            <text:list-item>
              <text:p text:style-name="P24">Si diffonde l'idea della presenza di due razze in Italia: ari e mediterranei (meno capaci)</text:p>
            </text:list-item>
            <text:list-item>
              <text:p text:style-name="P25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20">Diffusione del socialismo in Italia</text:p>
          <text:list>
            <text:list-item>
              <text:p text:style-name="P20">Si diffonde lentamente</text:p>
            </text:list-item>
            <text:list-item>
              <text:p text:style-name="P20">è una corrente moderata</text:p>
            </text:list-item>
            <text:list-item>
              <text:p text:style-name="P20">Il primo giornale socialista è “La Critica Sociale” di Costa</text:p>
            </text:list-item>
            <text:list-item>
              <text:p text:style-name="P26">Verso fine '800 nasce il partito socialista e il giornale “Avanti!”, di cui diverrà parte anche Mussolini</text:p>
            </text:list-item>
          </text:list>
        </text:list-item>
        <text:list-item>
          <text:p text:style-name="P26">La diffusione del socialismo porta ad alcune rivolte in Italia, le quali sono soppresse con la forza</text:p>
          <text:list>
            <text:list-item>
              <text:p text:style-name="P26">Il governo Crispi è costretto alle dimissioni</text:p>
            </text:list-item>
          </text:list>
        </text:list-item>
        <text:list-item>
          <text:p text:style-name="P26">1891-1892 Governo di Antonio Di Rudinì ( <text:span text:style-name="T3">m</text:span><text:span text:style-name="T2">oderato </text:span>)</text:p>
          <text:list>
            <text:list-item>
              <text:p text:style-name="P26">Governo provvisorio</text:p>
            </text:list-item>
          </text:list>
        </text:list-item>
        <text:list-item>
          <text:p text:style-name="P26">1893-1894 Governo di Giolitti</text:p>
          <text:list>
            <text:list-item>
              <text:p text:style-name="P27">Dimissioni a causa dello scandalo della banca romana</text:p>
              <text:list>
                <text:list-item>
                  <text:p text:style-name="P27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27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27">repressione nuovi moti</text:p>
            </text:list-item>
            <text:list-item>
              <text:p text:style-name="P27">programma una campagna in Etiopia</text:p>
            </text:list-item>
            <text:list-item>
              <text:p text:style-name="P27">Dimissioni a causa di una pesante sconfitta ad Adua (tramonta l'idea del battesimo di sangue)</text:p>
            </text:list-item>
          </text:list>
        </text:list-item>
        <text:list-item>
          <text:p text:style-name="P27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28">Promulga un amnistia</text:p>
            </text:list-item>
            <text:list-item>
              <text:p text:style-name="P28">Aumenta il prezzo del pane, scatenando rivolte, poi soppresse nel sangue</text:p>
            </text:list-item>
            <text:list-item>
              <text:p text:style-name="P29">Viene tolta la libertà di stampa e parola</text:p>
            </text:list-item>
            <text:list-item>
              <text:p text:style-name="P30">Dimissioni</text:p>
            </text:list-item>
          </text:list>
        </text:list-item>
        <text:list-item>
          <text:p text:style-name="P31">Governo del Generale Pelloux ( <text:span text:style-name="T2">moderato, poi autoritario</text:span> )</text:p>
          <text:list>
            <text:list-item>
              <text:p text:style-name="P32">Prova a far approvare alcune leggi ma la sinistra si oppone con l'ostruzionismo</text:p>
            </text:list-item>
            <text:list-item>
              <text:p text:style-name="P32">Dimissioni e nuove elezioni</text:p>
            </text:list-item>
          </text:list>
        </text:list-item>
        <text:list-item>
          <text:p text:style-name="P33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34">1900 assassinio di Umberto I <text:span text:style-name="T11">ad opera di un anarchico ( Gaetano Bresci )</text:span>, <text:span text:style-name="T10">nonostante ciò il </text:span><text:soft-page-break/><text:span text:style-name="T10">successore mantiene la linea politica di pacificazione</text:span></text:p>
            </text:list-item>
          </text:list>
        </text:list-item>
        <text:list-item>
          <text:p text:style-name="P35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35">Lo Stato, secondo Giolitti, era il mediatore e non doveva intervenire nei conflitti sociali poiché si sarebbero esauriti da soli</text:p>
            </text:list-item>
            <text:list-item>
              <text:p text:style-name="P36">Questo governo favorisce le clientele</text:p>
            </text:list-item>
            <text:list-item>
              <text:p text:style-name="P36">Grandi capitali dall'estero favoriscono l'economia</text:p>
            </text:list-item>
            <text:list-item>
              <text:p text:style-name="P36">Nascono banche miste, che concedono finanziamenti a lungo termine per l'industria soprattutto quella pesante</text:p>
            </text:list-item>
            <text:list-item>
              <text:p text:style-name="P37">Socialisti in Italia:</text:p>
              <text:list>
                <text:list-item>
                  <text:p text:style-name="P37">Riformisti, arrivare al socialismo attraverso graduali riforme</text:p>
                  <text:list>
                    <text:list-item>
                      <text:p text:style-name="P37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37">Massimalisti, arrivare al socialismo con la rivolta</text:p>
                </text:list-item>
              </text:list>
            </text:list-item>
            <text:list-item>
              <text:p text:style-name="P38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39">I nazionalisti chiedevano una campagna in Libia</text:p>
              <text:list>
                <text:list-item>
                  <text:p text:style-name="P39">Doveva essere usata per la manodopera in eccesso e da territorio di sfruttamento</text:p>
                </text:list-item>
                <text:list-item>
                  <text:p text:style-name="P40">La reale motivazione era che molti nazionalisti, proprietari di industrie pesanti, volevano incrementare le vendite</text:p>
                </text:list-item>
                <text:list-item>
                  <text:p text:style-name="P41">1911-1912 Campagna di Libia, conquistata con il dodecaneso dopo la Pace di Losanna</text:p>
                </text:list-item>
              </text:list>
            </text:list-item>
            <text:list-item>
              <text:p text:style-name="P42">I socialisti chiedono il suffragio universale maschile</text:p>
              <text:list>
                <text:list-item>
                  <text:p text:style-name="P42">1912 possono votare:</text:p>
                  <text:list>
                    <text:list-item>
                      <text:p text:style-name="P42">uomini analfabeti con più di 30 anni</text:p>
                    </text:list-item>
                    <text:list-item>
                      <text:p text:style-name="P42">alfabetizzati con più di 21 anni</text:p>
                    </text:list-item>
                    <text:list-item>
                      <text:p text:style-name="P43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44">Patto Gentiloni: per ottenere l'appoggio dei Cattolici, Giolitti ottiene dal Papa il permesso ai cattolici di intervenine col voto in politica</text:p>
              <text:list>
                <text:list-item>
                  <text:p text:style-name="P44">una parte di cattolici raccolta intorno a Don Romolo Murri chiede la formazione di un partito</text:p>
                  <text:list>
                    <text:list-item>
                      <text:p text:style-name="P44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44">gli intransigenti sono a sfavore della partecipazione in politica </text:p>
                </text:list-item>
              </text:list>
            </text:list-item>
            <text:list-item>
              <text:p text:style-name="P45"><text:soft-page-break/>Catastrofi naturali che il governo non si curò di risolvere</text:p>
              <text:list>
                <text:list-item>
                  <text:p text:style-name="P45">eruzione Vesuvio (1906)</text:p>
                </text:list-item>
                <text:list-item>
                  <text:p text:style-name="P45">terremoto di Messina (1908)</text:p>
                </text:list-item>
              </text:list>
            </text:list-item>
          </text:list>
        </text:list-item>
      </text:list>
      <text:p text:style-name="P6"><text:bookmark-start text:name="Imperialismo"/>Imperialismo o Belle Epoque <text:span text:style-name="T24">(1870 - 1914)</text:span><text:bookmark-end text:name="Imperialismo"/></text:p>
      <text:list xml:id="list7391230362791978855" text:style-name="L3">
        <text:list-item>
          <text:p text:style-name="P46">Per i marxisti il periodo si chiamerà Imperialismo per mettere in luce l'aspetto negativo</text:p>
        </text:list-item>
        <text:list-item>
          <text:p text:style-name="P46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47">Parigi sarà il simbolo di questo periodo e in particolare la Tour Eiffel, il simbolo del progresso</text:p>
        </text:list-item>
        <text:list-item>
          <text:p text:style-name="P49">Con lo sviluppo industriale </text:p>
          <text:list>
            <text:list-item>
              <text:p text:style-name="P49">si verifica un forte inurbamento, causato da lavoro più sicuro e redditizio di quello di campagna</text:p>
            </text:list-item>
            <text:list-item>
              <text:p text:style-name="P49">nascita dei paesi dormitorio</text:p>
            </text:list-item>
            <text:list-item>
              <text:p text:style-name="P50">nascono i colletti bianchi, gli operai specializzati, una classe intermedia</text:p>
            </text:list-item>
            <text:list-item>
              <text:p text:style-name="P51"><text:span text:style-name="T26">i</text:span>l settore siderurgico e soprattutto militare subiscono un forte impulso</text:p>
            </text:list-item>
            <text:list-item>
              <text:p text:style-name="P48">Ford produce la prima auto con una catena di montaggio (Taylorismo)</text:p>
            </text:list-item>
          </text:list>
        </text:list-item>
        <text:list-item>
          <text:p text:style-name="P47">Il positivismo era l'ideologia dominante. I popoli superiori si imponevano su quelli inferiori, perciò legittimava l'imperialismo</text:p>
        </text:list-item>
        <text:list-item>
          <text:p text:style-name="P47">Con la crisi economica, molti stati adottano una politica protezionistica, altri tentarono di potenziare il settore in maggior crisi, quello agricolo</text:p>
        </text:list-item>
        <text:list-item>
          <text:p text:style-name="P47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PRIMA RIVOLUZIONE INDUSTRIALE</text:p>
          </table:table-cell>
          <table:table-cell table:style-name="Tabella1.B1" office:value-type="string">
            <text:p text:style-name="P9">SECONDA RIVOLUZIONE INDUSTRIALE</text:p>
          </table:table-cell>
        </table:table-row>
        <table:table-row>
          <table:table-cell table:style-name="Tabella1.A2" office:value-type="string">
            <text:p text:style-name="P9">Inizio 800</text:p>
          </table:table-cell>
          <table:table-cell table:style-name="Tabella1.B2" office:value-type="string">
            <text:p text:style-name="P9">Fine 800</text:p>
          </table:table-cell>
        </table:table-row>
        <table:table-row>
          <table:table-cell table:style-name="Tabella1.A2" office:value-type="string">
            <text:p text:style-name="P9">Inghilterra</text:p>
          </table:table-cell>
          <table:table-cell table:style-name="Tabella1.B2" office:value-type="string">
            <text:p text:style-name="P9">USA e Germania</text:p>
          </table:table-cell>
        </table:table-row>
        <table:table-row>
          <table:table-cell table:style-name="Tabella1.A2" office:value-type="string">
            <text:p text:style-name="P9">Tessile</text:p>
          </table:table-cell>
          <table:table-cell table:style-name="Tabella1.B2" office:value-type="string">
            <text:p text:style-name="P9">Pesante</text:p>
          </table:table-cell>
        </table:table-row>
        <table:table-row>
          <table:table-cell table:style-name="Tabella1.A2" office:value-type="string">
            <text:p text:style-name="P9">Vapore</text:p>
          </table:table-cell>
          <table:table-cell table:style-name="Tabella1.B2" office:value-type="string">
            <text:p text:style-name="P9">Elettricità</text:p>
          </table:table-cell>
        </table:table-row>
        <table:table-row>
          <table:table-cell table:style-name="Tabella1.A2" office:value-type="string">
            <text:p text:style-name="P9">Carbone e ferro</text:p>
          </table:table-cell>
          <table:table-cell table:style-name="Tabella1.B2" office:value-type="string">
            <text:p text:style-name="P9">Acciaio e chimica</text:p>
          </table:table-cell>
        </table:table-row>
      </table:table>
      <text:list xml:id="list164614607109456" text:continue-numbering="true" text:style-name="L3">
        <text:list-header>
          <text:p text:style-name="P47"/>
          <text:p text:style-name="P47"/>
        </text:list-header>
      </text:list>
      <text:p text:style-name="P2"/>
      <text:p text:style-name="P5"><text:bookmark-start text:name="Prima Guerra Mondiale"/><text:soft-page-break/>I Guerra Mondiale <text:span text:style-name="T32">(Premessa)</text:span><text:bookmark-end text:name="Prima Guerra Mondiale"/></text:p>
      <text:list xml:id="list164615366690424" text:continue-list="list4041548549542504708" text:style-name="L2">
        <text:list-item>
          <text:p text:style-name="P52">Cause</text:p>
          <text:list>
            <text:list-item>
              <text:p text:style-name="P52">Germania vuole rivendicare la sua potenza economica e politica, anche con la forza</text:p>
            </text:list-item>
            <text:list-item>
              <text:p text:style-name="P53">Guglielmo II non rinnova l'alleanza con la Russia, così stipula un alleanza con la Francia</text:p>
              <text:list>
                <text:list-item>
                  <text:p text:style-name="P53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54">Guglielmo II tenta l'alleanza con l'Inghilterra, ma non ha successo</text:p>
              <text:list>
                <text:list-item>
                  <text:p text:style-name="P54">L'aumento della flotta tedesca non permetteva all'Inghilterra di formare una flotta più grande della somma delle altre due più forti</text:p>
                </text:list-item>
                <text:list-item>
                  <text:p text:style-name="P54">guerra greco-turca: </text:p>
                  <text:list>
                    <text:list-item>
                      <text:p text:style-name="P54">Creta chiede aiuto alla Grecia per ottenere l'indipendenza e la Grecia da il suo appoggio in quanto utile per i traffici commerciali</text:p>
                    </text:list-item>
                    <text:list-item>
                      <text:p text:style-name="P54">La Grecia ottiene il supporto degli Inglesi e la Turchia dei Tedeschi</text:p>
                    </text:list-item>
                    <text:list-item>
                      <text:p text:style-name="P54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55">strage in Transvaal e Orange</text:p>
                  <text:list>
                    <text:list-item>
                      <text:p text:style-name="P55">Dopo il massacro dei boeri, l'opinione pubblica reagisce e in particolare la Germania</text:p>
                    </text:list-item>
                    <text:list-item>
                      <text:p text:style-name="P55">Si scatena una germanofobia</text:p>
                    </text:list-item>
                  </text:list>
                </text:list-item>
                <text:list-item>
                  <text:p text:style-name="P55">Intesa Cordiale (1904-1905)</text:p>
                  <text:list>
                    <text:list-item>
                      <text:p text:style-name="P55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56">Austria annette Bosnia-Erzegovina</text:p>
              <text:list>
                <text:list-item>
                  <text:p text:style-name="P56">La Russia desidera un protettorato nei Balcani</text:p>
                </text:list-item>
                <text:list-item>
                  <text:p text:style-name="P56">Serbi e Italiani non possono più aprire rotte commerciali col Paese</text:p>
                </text:list-item>
              </text:list>
            </text:list-item>
            <text:list-item>
              <text:p text:style-name="P56">Annessione del Marocco</text:p>
              <text:list>
                <text:list-item>
                  <text:p text:style-name="P56">dopo l'annessione francese, la Germania la denuncia per violazione dei trattati internazionali, ma nessuno la appoggia</text:p>
                </text:list-item>
                <text:list-item>
                  <text:p text:style-name="P56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57">Guerra Balcanica</text:p>
              <text:list>
                <text:list-item>
                  <text:p text:style-name="P57">Grecia, Bulgaria, Serbia e Montenegro si alleano contro la Turchia e conquistano parte dei suoi territori</text:p>
                </text:list-item>
                <text:list-item>
                  <text:p text:style-name="P57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58">Impero Ottomano</text:p>
              <text:list>
                <text:list-item>
                  <text:p text:style-name="P58">la modernizzazione sarà messa a freno dalla diffusione della religione</text:p>
                </text:list-item>
                <text:list-item>
                  <text:p text:style-name="P58">il popolo obbliga il sultano a concedere una costituzione, revocata l’anno successivo</text:p>
                </text:list-item>
                <text:list-item>
                  <text:p text:style-name="P58">Abdul Ahmid è destituito e il fratello Maometto V ottiene il potere</text:p>
                </text:list-item>
                <text:list-item>
                  <text:p text:style-name="P58">Mustafà Kemal fu il leader dei movimenti rivoluzionari oltre che ataturk, padre della Turchia</text:p>
                </text:list-item>
                <text:list-item>
                  <text:p text:style-name="P58">Kemal attuò un processo di modernizzazione</text:p>
                </text:list-item>
              </text:list>
            </text:list-item>
            <text:list-item>
              <text:p text:style-name="P59">Cina</text:p>
              <text:list>
                <text:list-item>
                  <text:p text:style-name="P59">durante le guerre dell’oppio la cina aveva perso parte dell’autonomia</text:p>
                </text:list-item>
                <text:list-item>
                  <text:p text:style-name="P59">L’imperatrice Ci-Xi fomentò l’odio dei boxer (gruppi di giovani rivoltosi contro gli stranieri e i grandi proprietari terrieri) contro gli stranieri</text:p>
                </text:list-item>
                <text:list-item>
                  <text:p text:style-name="P59">Vengono assediati i quartieri stranieri nelle città e i cinesi cristianizzati</text:p>
                </text:list-item>
                <text:list-item>
                  <text:p text:style-name="P59">Usa, Giappone e le potenze Europee inviano dei contingenti armati</text:p>
                </text:list-item>
                <text:list-item>
                  <text:p text:style-name="P59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60">Giappone</text:p>
              <text:list>
                <text:list-item>
                  <text:p text:style-name="P60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61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62">USA (Theodore Roosvelt)</text:p>
              <text:list>
                <text:list-item>
                  <text:p text:style-name="P63">“Big Stick”, parla con dolcezza, se non ha effetto ricorda di avere con te un grosso bastone</text:p>
                </text:list-item>
                <text:list-item>
                  <text:p text:style-name="P63">Canale di Panama</text:p>
                  <text:list>
                    <text:list-item>
                      <text:p text:style-name="P63">Tenta di acquistare i territori appartenenti alla Colombia</text:p>
                    </text:list-item>
                    <text:list-item>
                      <text:p text:style-name="P63">Al rifiuto del governo, finanzia le rivolte</text:p>
                    </text:list-item>
                    <text:list-item>
                      <text:p text:style-name="P63">Alla nascita della Repubblica di Panama, ottiene i territori a cui era interessato</text:p>
                    </text:list-item>
                  </text:list>
                </text:list-item>
                <text:list-item>
                  <text:p text:style-name="P63">Corollario alla dottrina Monroe</text:p>
                  <text:list>
                    <text:list-item>
                      <text:p text:style-name="P63">La dottrina Monroe dava accesso commerciale privilegiato agli Usa in America del <text:soft-page-break/>Sud </text:p>
                    </text:list-item>
                    <text:list-item>
                      <text:p text:style-name="P64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65">Intervento nello sciopero dei Minatori</text:p>
                  <text:list>
                    <text:list-item>
                      <text:p text:style-name="P65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66">Russia</text:p>
              <text:list>
                <text:list-item>
                  <text:p text:style-name="P66">Vitte promuove l’industria e le ferrovie (Transiberiana), stabilizza il rublo grazie ai capitali stranieri</text:p>
                </text:list-item>
                <text:list-item>
                  <text:p text:style-name="P67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67">nascono i partiti illeciti popolari socialrivoluzionario e socialdemocratico e il partito cadetto dei borghesi</text:p>
                    </text:list-item>
                    <text:list-item>
                      <text:p text:style-name="P68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7">I Guerra Mondiale <text:span text:style-name="T32">(Fatti)</text:span></text:p>
      <text:list xml:id="list8537134260310296204" text:style-name="L4">
        <text:list-item>
          <text:p text:style-name="P69">Nessuno ha un obiettivo chiaro all’inizio della guerra, <text:span text:style-name="T28">a settembre si delineano i programmi</text:span></text:p>
          <text:list>
            <text:list-item>
              <text:p text:style-name="P70">Francia vuole Alsazia e Lorena</text:p>
            </text:list-item>
            <text:list-item>
              <text:p text:style-name="P70">Russia aspira a instaurare protettorati sui Balcani</text:p>
            </text:list-item>
            <text:list-item>
              <text:p text:style-name="P70">Germania voleva indebolire Francia e Inghilterra, divenire la potenza economica egemone</text:p>
            </text:list-item>
          </text:list>
        </text:list-item>
        <text:list-item>
          <text:p text:style-name="P70">Guerra</text:p>
          <text:list>
            <text:list-item>
              <text:p text:style-name="P70"><text:s/>totale perché sono coinvolti tutti gli stati sociali e persino le colonie</text:p>
            </text:list-item>
            <text:list-item>
              <text:p text:style-name="P70">tecnologica poiché ruolo importante assunse la ricerca tecnologica</text:p>
            </text:list-item>
            <text:list-item>
              <text:p text:style-name="P70">di logoramento, in trincea in cui i soldati sostavano per molto tempo fino allo sfinimento</text:p>
            </text:list-item>
          </text:list>
        </text:list-item>
        <text:list-item>
          <text:p text:style-name="P71">Eventi</text:p>
          <text:list>
            <text:list-item>
              <text:p text:style-name="P69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72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73">1916 Spedizione punitiva austriaca contro i traditori italiani</text:p>
            </text:list-item>
            <text:list-item>
              <text:p text:style-name="P71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74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75">1917 Entrata in guerra degli Stati Uniti per</text:p>
              <text:list>
                <text:list-item>
                  <text:p text:style-name="P75">la violazione della neutralità del Belgio</text:p>
                </text:list-item>
                <text:list-item>
                  <text:p text:style-name="P75">l’affondamento del transatlantico Lusitania che trasportava passeggeri, tra cui americani, anche se trasportava armi nascoste per gli inglesi</text:p>
                </text:list-item>
                <text:list-item>
                  <text:p text:style-name="P76">la guerra sottomarina</text:p>
                </text:list-item>
                <text:list-item>
                  <text:p text:style-name="P76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76">Benedetto XV chiede con un proclama di mettere fine alla guerra</text:p>
            </text:list-item>
            <text:list-item>
              <text:p text:style-name="P76">Disfatta di Caporetto: dopo numerose perdite gli Italiani fermano gli austriaci presso il Monte Grappa</text:p>
            </text:list-item>
          </text:list>
        </text:list-item>
        <text:list-item>
          <text:p text:style-name="P77">Pace</text:p>
          <text:list>
            <text:list-item>
              <text:p text:style-name="P77">Dopo il primo trattato di pace sia Guglielmo II che Carlo I d’Asburgo abdicano</text:p>
            </text:list-item>
            <text:list-item>
              <text:p text:style-name="P77">1919-1920 Conferenza di Parigi</text:p>
              <text:list>
                <text:list-item>
                  <text:p text:style-name="P77">le decisioni furono prese sotto forma di dictat (imposizioni senza possibilità di replica)</text:p>
                </text:list-item>
                <text:list-item>
                  <text:p text:style-name="P77">non vennero ammessi i paesi neutrali e sconfitti</text:p>
                </text:list-item>
                <text:list-item>
                  <text:p text:style-name="P77">regolano la pace i 14 punti della Società delle Nazioni</text:p>
                  <text:list>
                    <text:list-item>
                      <text:p text:style-name="P77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77">Non fondato sull’Imperialismo</text:p>
                    </text:list-item>
                    <text:list-item>
                      <text:p text:style-name="P77">rinuncia alla guerra</text:p>
                    </text:list-item>
                    <text:list-item>
                      <text:p text:style-name="P77">rispetto dei trattati (sanzioni economiche per i trasgressori)</text:p>
                    </text:list-item>
                    <text:list-item>
                      <text:p text:style-name="P77">principio di autodeterminazione dei popoli (ogni popolo deve poter scegliere)</text:p>
                    </text:list-item>
                    <text:list-item>
                      <text:p text:style-name="P78">non ha un esercito proprio</text:p>
                    </text:list-item>
                  </text:list>
                </text:list-item>
                <text:list-item>
                  <text:p text:style-name="P79">Non vennero considerate tutte le minoranze secondo il principio di autodeterminazione, poiché Stati troppo piccoli erano troppo instabili</text:p>
                </text:list-item>
                <text:list-item>
                  <text:p text:style-name="P80">Si voleva indebolire la Germania ma non eccessivamente di modo che potesse arginare il bolscevismo russo</text:p>
                </text:list-item>
              </text:list>
            </text:list-item>
            <text:list-item>
              <text:p text:style-name="P80"><text:soft-page-break/>Pace di Versailles (Germania <text:span text:style-name="T31">considerata unica responsabile del conflitto</text:span>)</text:p>
              <text:list>
                <text:list-item>
                  <text:p text:style-name="P80">Cede Alsazia e Lorena alla Francia</text:p>
                </text:list-item>
                <text:list-item>
                  <text:p text:style-name="P80">le frontiere col Belgio sono retificate</text:p>
                </text:list-item>
                <text:list-item>
                  <text:p text:style-name="P80">cede alla Polonia uno sbocco sul mare</text:p>
                </text:list-item>
                <text:list-item>
                  <text:p text:style-name="P80">Danzica diviene città libera e porto polacco</text:p>
                </text:list-item>
                <text:list-item>
                  <text:p text:style-name="P80">smilitarizzazione della Renania</text:p>
                </text:list-item>
                <text:list-item>
                  <text:p text:style-name="P80">fermare la produzione di armamenti</text:p>
                </text:list-item>
                <text:list-item>
                  <text:p text:style-name="P80">pagare <text:span text:style-name="T31">270</text:span> miliardi di marchi d’oro</text:p>
                </text:list-item>
                <text:list-item>
                  <text:p text:style-name="P80">cedere il bacino carbonifero della Saar per 15 anni</text:p>
                </text:list-item>
                <text:list-item>
                  <text:p text:style-name="P81">rinuncia alle colonie</text:p>
                  <text:list>
                    <text:list-item>
                      <text:p text:style-name="P82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83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83">Trattato di Saint-Germaine (Austria)</text:p>
              <text:list>
                <text:list-item>
                  <text:p text:style-name="P83">nascono due nuovi Stati: Iugoslavia e Cecoslovacchia</text:p>
                </text:list-item>
              </text:list>
            </text:list-item>
            <text:list-item>
              <text:p text:style-name="P83">Trattato di Neuilly (Bulgaria)</text:p>
              <text:list>
                <text:list-item>
                  <text:p text:style-name="P83">parte dei territori vanno a Romania, Iugoslavia e Grecia</text:p>
                </text:list-item>
              </text:list>
            </text:list-item>
            <text:list-item>
              <text:p text:style-name="P83">Trattato di Trianon ?(Ungheria)</text:p>
              <text:list>
                <text:list-item>
                  <text:p text:style-name="P83">parte dei territori vanno a Iugoslavia, Romania e Cecoslovacchia</text:p>
                </text:list-item>
              </text:list>
            </text:list-item>
            <text:list-item>
              <text:p text:style-name="P83">Trattato di Sevres (Turchia)</text:p>
              <text:list>
                <text:list-item>
                  <text:p text:style-name="P83">rimane alla Turchia solo l’Anatolia settentrionale e Costantinopoli, il resto è ceduto a Francia e Inghilterra</text:p>
                </text:list-item>
                <text:list-item>
                  <text:p text:style-name="P83">gli stretti sono smilitarizzati</text:p>
                </text:list-item>
              </text:list>
            </text:list-item>
            <text:list-item>
              <text:p text:style-name="P83">Pace di Losanna (Repubblica Turca di Kemal)</text:p>
              <text:list>
                <text:list-item>
                  <text:p text:style-name="P83">ottiene il controllo degli stretti</text:p>
                </text:list-item>
                <text:list-item>
                  <text:p text:style-name="P83">acquisisce alcuni territori in più</text:p>
                </text:list-item>
              </text:list>
            </text:list-item>
          </text:list>
        </text:list-item>
        <text:list-item>
          <text:p text:style-name="P84">Conseguenza</text:p>
          <text:list>
            <text:list-item>
              <text:p text:style-name="P84">l’Ungheria perde il suo porto (Fiume)</text:p>
            </text:list-item>
            <text:list-item>
              <text:p text:style-name="P84"><text:soft-page-break/>L’Austria è ridotta e non può allearsi coi tedeschi</text:p>
            </text:list-item>
            <text:list-item>
              <text:p text:style-name="P84">La Polonia mira a una maggiore autonomia</text:p>
            </text:list-item>
            <text:list-item>
              <text:p text:style-name="P84">molte minoranze sono inascoltate</text:p>
            </text:list-item>
            <text:list-item>
              <text:p text:style-name="P84">atteggiamento contraddittorio nei confronti della Germani</text:p>
              <text:list>
                <text:list-header>
                  <text:p text:style-name="P80"/>
                </text:list-header>
              </text:list>
            </text:list-item>
          </text:list>
        </text:list-item>
        <text:list-item>
          <text:p text:style-name="P85">La Germania si schiera al fianco dell’Austria e la Francia al fianco della Serbia</text:p>
          <text:list>
            <text:list-item>
              <text:p text:style-name="P85">La Germania viola la neutralità del Belgio per attaccare i Francesi da un altro fronte</text:p>
              <text:list>
                <text:list-item>
                  <text:p text:style-name="P85">La Russia muove l’esercito</text:p>
                </text:list-item>
                <text:list-item>
                  <text:p text:style-name="P85">L’Inghilterra si muove in aiuto della Francia</text:p>
                </text:list-item>
                <text:list-item>
                  <text:p text:style-name="P73">L’Italia si schiera con Francia e Inghilterra</text:p>
                </text:list-item>
                <text:list-item>
                  <text:p text:style-name="P73">Bulgaria si schiera con la Germania, la quale aveva preso le difese dei <text:s/>Bulgari dopo le nuove pretese mosse dopo la Seconda Guerra Balcanica</text:p>
                </text:list-item>
                <text:list-item>
                  <text:p text:style-name="P73">Impero Ottomano si schiera con la Germania che aveva aiutato contro l’indipendenza di Creta</text:p>
                </text:list-item>
                <text:list-item>
                  <text:p text:style-name="P86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86">In Italia il governo Salandra aveva deciso di entrare in guerra</text:p>
          <text:list>
            <text:list-item>
              <text:p text:style-name="P86">Patto di Londra: Sidney Sonnino (Ministro degli Esteri) dopo aver interpellato sia Intesa che Alleanza accettò l’offerta dell’Intesa </text:p>
              <text:list>
                <text:list-item>
                  <text:p text:style-name="P86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87">L’Italia era divisa riguardo l’intervento in guerra</text:p>
              <text:list>
                <text:list-item>
                  <text:p text:style-name="P87">Neutralisti</text:p>
                  <text:list>
                    <text:list-item>
                      <text:p text:style-name="P87">Popolo poiché i primi a morire e a essere danneggiati sarebbero stati loro</text:p>
                    </text:list-item>
                    <text:list-item>
                      <text:p text:style-name="P87">Cattolici poiché è contro i principi cristiani</text:p>
                    </text:list-item>
                    <text:list-item>
                      <text:p text:style-name="P87">Socialisti poiché la guerra è di stampo imperialistico, mentre la loro richiesta è rivoluzione sociale</text:p>
                    </text:list-item>
                    <text:list-item>
                      <text:p text:style-name="P87">Giolittiani, poiché sia l’esercito che gli armamenti italiani sono scadenti</text:p>
                      <text:list>
                        <text:list-item>
                          <text:p text:style-name="P87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88">Interventisti</text:p>
                  <text:list>
                    <text:list-item>
                      <text:p text:style-name="P88">nazionalisti per gli interessi economici</text:p>
                    </text:list-item>
                    <text:list-item>
                      <text:p text:style-name="P89"><text:soft-page-break/>futuristi perché dimostra forza dello Stato</text:p>
                    </text:list-item>
                    <text:list-item>
                      <text:p text:style-name="P89">irredentisti perché volevano le terre redente (Trento e Trieste)</text:p>
                    </text:list-item>
                    <text:list-item>
                      <text:p text:style-name="P89">socialisti estremi poiché vogliono la rivoluzione sociale dopo la guerra</text:p>
                    </text:list-item>
                    <text:list-item>
                      <text:p text:style-name="P89">D’Annunzio</text:p>
                      <text:list>
                        <text:list-item>
                          <text:p text:style-name="P71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89">Mussolini </text:p>
                      <text:list>
                        <text:list-item>
                          <text:p text:style-name="P89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Italia in guerra</text:p>
              <text:list>
                <text:list-item>
                  <text:p text:style-name="P90">I morti nelle battaglie dell’Isonzo furono numerosi e gli ufficiali vennero rimpiazzati da studenti universitari</text:p>
                </text:list-item>
                <text:list-item>
                  <text:p text:style-name="P90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226" text:outline-level="1"><text:bookmark-start text:name="Rivoluzione Russa"/>La Rivoluzione Russa<text:bookmark-end text:name="Rivoluzione Russa"/></text:h>
      <text:list xml:id="list7477142291509803066" text:style-name="L5">
        <text:list-item>
          <text:p text:style-name="P91">Divisione popolazione</text:p>
          <text:list>
            <text:list-item>
              <text:p text:style-name="P91">La maggior parte della popolazione era formata da operai e contadini, che vivevano in condizioni di miseria</text:p>
            </text:list-item>
            <text:list-item>
              <text:p text:style-name="P91">I funzionari statali erano borghesi che avevano aderito al socialismo</text:p>
            </text:list-item>
            <text:list-item>
              <text:p text:style-name="P91">La classe dirigente era la nobiltà, che basava la sua ricchezza sull’industria e i possedimenti terrieri</text:p>
            </text:list-item>
            <text:list-item>
              <text:p text:style-name="P92">Zar Nicola II Romanov incapace di governare e capire le necessità del popolo</text:p>
              <text:list>
                <text:list-item>
                  <text:p text:style-name="P92">Rasputin si assicurò la venerazione della zarina poiché aveva salvato dalla morte l’erede al trono</text:p>
                </text:list-item>
                <text:list-item>
                  <text:p text:style-name="P92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93">Vitte (fine 1800)</text:p>
          <text:list>
            <text:list-item>
              <text:p text:style-name="P93">sviluppo l’industria</text:p>
            </text:list-item>
            <text:list-item>
              <text:p text:style-name="P93">promosse la costruzione di ferrovie (Transiberiana)</text:p>
            </text:list-item>
            <text:list-item>
              <text:p text:style-name="P93">attirò capitali stranieri, stabilizzando il rublo</text:p>
            </text:list-item>
          </text:list>
        </text:list-item>
        <text:list-item>
          <text:p text:style-name="P91">Dopo la “domenica di sangue” (22 gennaio 1905) diviene ministro Stolypin</text:p>
          <text:list>
            <text:list-item>
              <text:p text:style-name="P93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93">Il provvedimento puntava a trasformare i contadini in piccoli proprietari</text:p>
                </text:list-item>
                <text:list-item>
                  <text:p text:style-name="P93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93">Partiti socialisti russi</text:p>
          <text:list>
            <text:list-item>
              <text:p text:style-name="P93">socialdemocratico</text:p>
              <text:list>
                <text:list-item>
                  <text:p text:style-name="P94">bolscevichi</text:p>
                  <text:list>
                    <text:list-item>
                      <text:p text:style-name="P94">radicali</text:p>
                    </text:list-item>
                  </text:list>
                </text:list-item>
                <text:list-item>
                  <text:p text:style-name="P94">menscevichi</text:p>
                  <text:list>
                    <text:list-item>
                      <text:p text:style-name="P94">rivoluzione tramite riforme</text:p>
                    </text:list-item>
                  </text:list>
                </text:list-item>
              </text:list>
            </text:list-item>
            <text:list-item>
              <text:p text:style-name="P93">socialrivoluzionario</text:p>
            </text:list-item>
            <text:list-item>
              <text:p text:style-name="P93">cadetto</text:p>
              <text:list>
                <text:list-item>
                  <text:p text:style-name="P94">borghese</text:p>
                </text:list-item>
                <text:list-item>
                  <text:p text:style-name="P94">obiettivo: monarchia costituzionale</text:p>
                </text:list-item>
              </text:list>
            </text:list-item>
          </text:list>
        </text:list-item>
        <text:list-item>
          <text:p text:style-name="P95">Caduta dello Zar</text:p>
          <text:list>
            <text:list-item>
              <text:p text:style-name="P96">1917</text:p>
              <text:list>
                <text:list-item>
                  <text:p text:style-name="P96">La Russia è colpita da una carestia</text:p>
                </text:list-item>
                <text:list-item>
                  <text:p text:style-name="P96">L’esercito versava in una situazione disastrosa</text:p>
                  <text:list>
                    <text:list-item>
                      <text:p text:style-name="P96">senza cibo e armi</text:p>
                    </text:list-item>
                    <text:list-item>
                      <text:p text:style-name="P96">ufficiali senza preparazione specifica</text:p>
                    </text:list-item>
                  </text:list>
                </text:list-item>
              </text:list>
            </text:list-item>
            <text:list-item>
              <text:p text:style-name="P96">23 febbraio 1917</text:p>
              <text:list>
                <text:list-item>
                  <text:p text:style-name="P96">A Pietrogrado scoppiano degli scioperi nelle fabbriche e proteste per la carestia</text:p>
                </text:list-item>
                <text:list-item>
                  <text:p text:style-name="P96">Interviene l’esercito, ma si unisce agli insorti</text:p>
                </text:list-item>
                <text:list-item>
                  <text:p text:style-name="P96">Si forma un governo provvisorio con a capo il principe L’Vov, dei cadetti</text:p>
                </text:list-item>
                <text:list-item>
                  <text:p text:style-name="P96">Nicola II abdica in favore del fratello Michele, ma egli si mette nel mani del governo provvisorio</text:p>
                </text:list-item>
                <text:list-item>
                  <text:p text:style-name="P96">La zar fu arrestato e confinato con la famiglia nella <text:span text:style-name="T33">sua</text:span> residenza estiva</text:p>
                </text:list-item>
                <text:list-item>
                  <text:p text:style-name="P97">Finisce la dinastia Romanov che governò per oltre 300 anni</text:p>
                </text:list-item>
              </text:list>
            </text:list-item>
            <text:list-item>
              <text:p text:style-name="P98">Nascono i soviet di operai e soldati</text:p>
              <text:list>
                <text:list-item>
                  <text:p text:style-name="P98"><text:soft-page-break/>Indebolirono l’esercito poiché vi confluirono molti disertori</text:p>
                </text:list-item>
                <text:list-item>
                  <text:p text:style-name="P98">si creo una dualità di <text:span text:style-name="T34">potere</text:span></text:p>
                  <text:list>
                    <text:list-item>
                      <text:p text:style-name="P99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00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99"><text:s/><text:span text:style-name="T34">Luglio 1917</text:span></text:p>
              <text:list>
                <text:list-item>
                  <text:p text:style-name="P100">I bolscevichi di Lenin tentano un colpo di stato, ma fallisce poiché i soviet non diedero il loro appoggio</text:p>
                </text:list-item>
                <text:list-item>
                  <text:p text:style-name="P101">L’Vov si dimise e divenne capo del governo Kerenskij</text:p>
                  <text:list>
                    <text:list-item>
                      <text:p text:style-name="P103">Continuò la guerra</text:p>
                      <text:list>
                        <text:list-item>
                          <text:p text:style-name="P102">Nonostante le iniziali vittorie, gli austro-tedeschi sfondarono le linee russe</text:p>
                        </text:list-item>
                        <text:list-item>
                          <text:p text:style-name="P103">i soviet e i conservatori sono ostili alla decisione</text:p>
                        </text:list-item>
                      </text:list>
                    </text:list-item>
                    <text:list-item>
                      <text:p text:style-name="P101">tutti i cittadini divennero uguali di fronte alla legge</text:p>
                    </text:list-item>
                    <text:list-item>
                      <text:p text:style-name="P101">concessione della libertà di stampa, parola, associazione e sciopero</text:p>
                    </text:list-item>
                    <text:list-item>
                      <text:p text:style-name="P103">autonomia delle minoranze etniche</text:p>
                    </text:list-item>
                    <text:list-item>
                      <text:p text:style-name="P103">Polonia indipendente</text:p>
                    </text:list-item>
                    <text:list-item>
                      <text:p text:style-name="P103">giornata lavorativa di 8 ore per i lavori più pesanti</text:p>
                    </text:list-item>
                  </text:list>
                </text:list-item>
                <text:list-item>
                  <text:p text:style-name="P103">Kornilov invia un corpo d’armata per rovesciare il governo e imporre una svolta autoritaria</text:p>
                  <text:list>
                    <text:list-item>
                      <text:p text:style-name="P103">Le truppe non giunsero a destinazione perché bloccate dagli scioperi ferroviari indetti dai soviet</text:p>
                    </text:list-item>
                    <text:list-item>
                      <text:p text:style-name="P103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Rivoluzione d’ottobre</text:p>
          <text:list>
            <text:list-item>
              <text:p text:style-name="P124">Kerenskij liberò i prigionieri bolscevichi i quali si impadronirono dei soviet di Mosca e Pietrogrado</text:p>
            </text:list-item>
            <text:list-item>
              <text:p text:style-name="P124">Venne messo in atto il piano di Trockij <text:span text:style-name="T35">e assaltato il Palazzo d’Inverno, sede del governo provvisorio</text:span></text:p>
            </text:list-item>
            <text:list-item>
              <text:p text:style-name="P125">Kerenskij fugge</text:p>
            </text:list-item>
            <text:list-item>
              <text:p text:style-name="P125">Nasce il governo dei soviet</text:p>
              <text:list>
                <text:list-item>
                  <text:p text:style-name="P125">Presidente: Lenin</text:p>
                </text:list-item>
                <text:list-item>
                  <text:p text:style-name="P125">Commissario per gli affari esteri: Trockji</text:p>
                </text:list-item>
                <text:list-item>
                  <text:p text:style-name="P125"><text:soft-page-break/>Responsabile minoranze nazionali: Stalin</text:p>
                </text:list-item>
              </text:list>
            </text:list-item>
            <text:list-item>
              <text:p text:style-name="P126">Riforme</text:p>
              <text:list>
                <text:list-item>
                  <text:p text:style-name="P126">parità civile e politica tra uomo e donna</text:p>
                </text:list-item>
                <text:list-item>
                  <text:p text:style-name="P126">legalizzazione aborto e divorzio</text:p>
                </text:list-item>
                <text:list-item>
                  <text:p text:style-name="P126">parità giuridica tra figli legittimi e naturali</text:p>
                </text:list-item>
                <text:list-item>
                  <text:p text:style-name="P126">capitale trasferita a Mosca</text:p>
                </text:list-item>
                <text:list-item>
                  <text:p text:style-name="P126">Assemblea Costituente sciolta</text:p>
                </text:list-item>
                <text:list-item>
                  <text:p text:style-name="P126">Pace di Brest-Litovsk</text:p>
                  <text:list>
                    <text:list-item>
                      <text:p text:style-name="P126">Pace pubblica per incitare a seguire il suo esempio</text:p>
                    </text:list-item>
                    <text:list-item>
                      <text:p text:style-name="P126">non sono annessi paesi che non lo volessero</text:p>
                    </text:list-item>
                  </text:list>
                </text:list-item>
                <text:list-item>
                  <text:p text:style-name="P126">Con la prima costituzione sovietica </text:p>
                  <text:list>
                    <text:list-item>
                      <text:p text:style-name="P126">nasce le Repubblica socialista federativa sovietica russa</text:p>
                    </text:list-item>
                    <text:list-item>
                      <text:p text:style-name="P126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26">Inizia la dittatura del proletariato (i proletari impongono le leggi ai capitalisti)</text:p>
                  <text:list>
                    <text:list-item>
                      <text:p text:style-name="P126">Nazionalizzazione industria e banche</text:p>
                    </text:list-item>
                    <text:list-item>
                      <text:p text:style-name="P126">Sono confiscati i depositi privati</text:p>
                    </text:list-item>
                    <text:list-item>
                      <text:p text:style-name="P126">solo il governo poteva avere contatti con l’estero</text:p>
                    </text:list-item>
                    <text:list-item>
                      <text:p text:style-name="P126">Nascono i tribunali rivoluzionari al posto del vecchio sistema giudiziario</text:p>
                    </text:list-item>
                    <text:list-item>
                      <text:p text:style-name="P126">Confisca proprietà ecclesiastiche</text:p>
                    </text:list-item>
                    <text:list-item>
                      <text:p text:style-name="P126">Proibito insegnamento religioso nelle scuole</text:p>
                    </text:list-item>
                  </text:list>
                </text:list-item>
                <text:list-item>
                  <text:p text:style-name="P126">Richieste dei proletari di ottenere il controllo diretto (fase successiva alla dittatura)</text:p>
                  <text:list>
                    <text:list-item>
                      <text:p text:style-name="P126">i comitati di fabbrica vollero gestire la produzione direttamente</text:p>
                    </text:list-item>
                    <text:list-item>
                      <text:p text:style-name="P126">inizio un periodo di scioperi</text:p>
                    </text:list-item>
                    <text:list-item>
                      <text:p text:style-name="P126">nasce l’Armata Rossa</text:p>
                    </text:list-item>
                    <text:list-item>
                      <text:p text:style-name="P126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Guerra civile</text:p>
          <text:list>
            <text:list-item>
              <text:p text:style-name="P127">I controrivoluzionari e i borghesi (Bianchi) si organizzarono militarmente con l’aiuto di Francia e Inghilterra contro l’Armata Rossa </text:p>
              <text:list>
                <text:list-item>
                  <text:p text:style-name="P128"><text:soft-page-break/>I Rossi applicarono il comunismo di guerra</text:p>
                  <text:list>
                    <text:list-item>
                      <text:p text:style-name="P128">completa nazionalizzazione delle industrie</text:p>
                    </text:list-item>
                    <text:list-item>
                      <text:p text:style-name="P128">nazionalizzazione delle terre</text:p>
                    </text:list-item>
                    <text:list-item>
                      <text:p text:style-name="P128">ammasso obbligatorio (i beni alimentari erano requisiti, portati in magazzini, razionati, venduti a prezzi politici)</text:p>
                      <text:list>
                        <text:list-item>
                          <text:p text:style-name="P129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30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30">Trockij riorganizza l’Armata Rossa, rendendola più efficiente</text:p>
                </text:list-item>
                <text:list-item>
                  <text:p text:style-name="P130">I Rossi riescono a respingere i Bianchi <text:span text:style-name="T37">(1920)</text:span></text:p>
                </text:list-item>
              </text:list>
            </text:list-item>
            <text:list-item>
              <text:p text:style-name="P131">La Polonia invade la Russia, ma l’Armata Rossa attua una controffensiva che porta l’esercito presso Varsavia</text:p>
              <text:list>
                <text:list-item>
                  <text:p text:style-name="P131">Gli alleati soccorrono i polacchi e i sovietici si ritirano</text:p>
                </text:list-item>
                <text:list-item>
                  <text:p text:style-name="P131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06">URSS</text:p>
          <text:list>
            <text:list-item>
              <text:p text:style-name="P132">Il problema di rifornimenti alimentari mise in ginocchio la Russia, fomentando scioperi</text:p>
              <text:list>
                <text:list-item>
                  <text:p text:style-name="P132">Nella base navale di Kronstadt (Finlandia), soldati e marinai si ribellarono per sedici giorni chiedendo libertà e nuove elezioni </text:p>
                </text:list-item>
                <text:list-item>
                  <text:p text:style-name="P132">Trockij represse nel sangue la rivolta</text:p>
                </text:list-item>
              </text:list>
            </text:list-item>
            <text:list-item>
              <text:p text:style-name="P132">La carestia e la siccità provocarono numerosi morti e invalidi, oltre alla diffusione di malattie</text:p>
            </text:list-item>
            <text:list-item>
              <text:p text:style-name="P132">L’economia di guerra fece affermare un economia basata sul baratto e pagamento in natura, anche a causa della svalutazione del rublo</text:p>
            </text:list-item>
            <text:list-item>
              <text:p text:style-name="P133">1921 NEP (Nuova Politica Economica)</text:p>
              <text:list>
                <text:list-item>
                  <text:p text:style-name="P133">parziale reintroduzione del libero mercato</text:p>
                </text:list-item>
                <text:list-item>
                  <text:p text:style-name="P133">privatizzazione di una parte dei terreni, creando il ceto di proprietari benestanti (kulaki)</text:p>
                </text:list-item>
                <text:list-item>
                  <text:p text:style-name="P133">abolizione requisizione dei prodotti agricoli, pagando una tassa</text:p>
                </text:list-item>
              </text:list>
            </text:list-item>
            <text:list-item>
              <text:p text:style-name="P133">1919 Terza Internazionale Comunista</text:p>
              <text:list>
                <text:list-item>
                  <text:p text:style-name="P133">Rivolta a tutto il mondo, si propose di raggiungere il comunismo tramite una rivoluzione radicale</text:p>
                  <text:list>
                    <text:list-item>
                      <text:p text:style-name="P135">1919-1920 Scoppiano numerosi scioperi in tutta Europa</text:p>
                    </text:list-item>
                  </text:list>
                </text:list-item>
                <text:list-item>
                  <text:p text:style-name="P133"><text:soft-page-break/>1889 Seconda Internazionale Comunista: proponeva di raggiungere il comunismo con delle riforme</text:p>
                </text:list-item>
                <text:list-item>
                  <text:p text:style-name="P133">Nasce il Partito Comunista dell’Unione Sovietica che si propone come guida</text:p>
                  <text:list>
                    <text:list-item>
                      <text:p text:style-name="P134">centralismo democratico </text:p>
                      <text:list>
                        <text:list-item>
                          <text:p text:style-name="P136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34">dittatura del proletariato </text:p>
                      <text:list>
                        <text:list-item>
                          <text:p text:style-name="P179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0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07">Stalin</text:p>
          <text:list>
            <text:list-item>
              <text:p text:style-name="P137">Il partito comunista andava sempre più burocratizzandosi</text:p>
            </text:list-item>
            <text:list-item>
              <text:p text:style-name="P137">Alla morte di Lenin (1924), esistevano tre schieramenti</text:p>
              <text:list>
                <text:list-item>
                  <text:p text:style-name="P137">Trockij</text:p>
                  <text:list>
                    <text:list-item>
                      <text:p text:style-name="P137">sosteneva la rivoluzione permanente rivolta a tutto il mondo</text:p>
                    </text:list-item>
                    <text:list-item>
                      <text:p text:style-name="P137">denunciava la gestione autoritaria del partito</text:p>
                    </text:list-item>
                    <text:list-item>
                      <text:p text:style-name="P137">criticava la NEP</text:p>
                    </text:list-item>
                  </text:list>
                </text:list-item>
                <text:list-item>
                  <text:p text:style-name="P137">Bucharin</text:p>
                  <text:list>
                    <text:list-item>
                      <text:p text:style-name="P137">sosteneva la NEP</text:p>
                    </text:list-item>
                    <text:list-item>
                      <text:p text:style-name="P137">sosteneva la rivoluzione mondiale, ma la rimandava nel tempo</text:p>
                    </text:list-item>
                  </text:list>
                </text:list-item>
                <text:list-item>
                  <text:p text:style-name="P137">Stalin</text:p>
                  <text:list>
                    <text:list-item>
                      <text:p text:style-name="P138">sosteneva lo sviluppo del socialismo in un solo paese</text:p>
                    </text:list-item>
                    <text:list-item>
                      <text:p text:style-name="P138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39">Stalin forma con Kamenev e Zinovev la troika (comitato di tre membri)</text:p>
              <text:list>
                <text:list-item>
                  <text:p text:style-name="P139">Il patto dura un anno poiché Kamenev e Zinovev passano dalla parte di Trockij</text:p>
                </text:list-item>
                <text:list-item>
                  <text:p text:style-name="P140">Kamenev, Zinovev e Trockij sono accusati di frazionismo, ossia di aver attentato all’unione del partito</text:p>
                  <text:list>
                    <text:list-item>
                      <text:p text:style-name="P140">Trockij fu esiliato e si stabilì in Messico dal pittore Diego Rivera, dove venne ucciso da un sicario di Stalin (1940)</text:p>
                    </text:list-item>
                    <text:list-item>
                      <text:p text:style-name="P141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42"><text:soft-page-break/>Piani Quinquennali</text:p>
              <text:list>
                <text:list-item>
                  <text:p text:style-name="P143">1928-<text:span text:style-name="T40">1932 Primo Piano Quinquennale</text:span></text:p>
                  <text:list>
                    <text:list-item>
                      <text:p text:style-name="P144">concluso in anticipo</text:p>
                    </text:list-item>
                    <text:list-item>
                      <text:p text:style-name="P144">sviluppo industria pesante</text:p>
                    </text:list-item>
                    <text:list-item>
                      <text:p text:style-name="P144">la popolazione ne fece le spese per questo balzo in avanti</text:p>
                    </text:list-item>
                    <text:list-item>
                      <text:p text:style-name="P144">collettivizzazione della terra</text:p>
                      <text:list>
                        <text:list-item>
                          <text:p text:style-name="P144">nascono i kolchoz</text:p>
                          <text:list>
                            <text:list-item>
                              <text:p text:style-name="P144">cooperative agricole nelle quali i contadini lavoravano la terra dello Stato condividendo gli strumenti</text:p>
                            </text:list-item>
                            <text:list-item>
                              <text:p text:style-name="P144">i contadini trattenevano solo il necessario per la sopravvivenza e la semina</text:p>
                            </text:list-item>
                            <text:list-item>
                              <text:p text:style-name="P144">allo Stato spettava una forte percentuale sui raccolti</text:p>
                            </text:list-item>
                            <text:list-item>
                              <text:p text:style-name="P145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45">nascono i sovchoz</text:p>
                          <text:list>
                            <text:list-item>
                              <text:p text:style-name="P145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45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45">1933- 1941 Secondo e terzo piano quinquennale</text:p>
                  <text:list>
                    <text:list-item>
                      <text:p text:style-name="P145">Sviluppo dell’industria pesante</text:p>
                      <text:list>
                        <text:list-item>
                          <text:p text:style-name="P146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47">circa 20 milioni di contadini abbandonano le campagne</text:p>
                      <text:list>
                        <text:list-item>
                          <text:p text:style-name="P147">metà si trasferisce a lavorare per le industrie</text:p>
                        </text:list-item>
                        <text:list-item>
                          <text:p text:style-name="P147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48">Risultati</text:p>
                  <text:list>
                    <text:list-item>
                      <text:p text:style-name="P148">Disponibilità di armamenti moderni</text:p>
                    </text:list-item>
                    <text:list-item>
                      <text:p text:style-name="P148">carenza di beni di consumo e alloggi</text:p>
                    </text:list-item>
                    <text:list-item>
                      <text:p text:style-name="P148">fioritura del mercato nero</text:p>
                    </text:list-item>
                    <text:list-item>
                      <text:p text:style-name="P148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48">1934 Le Grandi Purghe </text:p>
              <text:list>
                <text:list-item>
                  <text:p text:style-name="P148">Berija acquisì un enorme potere all’interno della polizia politica russa</text:p>
                </text:list-item>
                <text:list-item>
                  <text:p text:style-name="P149"><text:soft-page-break/>eliminazione fisica degli oppositori di Stalin</text:p>
                </text:list-item>
                <text:list-item>
                  <text:p text:style-name="P149">serie di processi basati su false accuse, che crearono un clima di sospetto</text:p>
                </text:list-item>
                <text:list-item>
                  <text:p text:style-name="P150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8"><text:bookmark-start text:name="Grande Crisi"/>Grande Crisi<text:bookmark-end text:name="Grande Crisi"/></text:p>
      <text:list xml:id="list4921829033301765187" text:style-name="L6">
        <text:list-item>
          <text:p text:style-name="P108">Stati Uniti</text:p>
          <text:list>
            <text:list-item>
              <text:p text:style-name="P151">Economia in espansione</text:p>
              <text:list>
                <text:list-item>
                  <text:p text:style-name="P151">Venne ideato il pagamento a rate (credito al consumo), impegnando futuri redditi per beni di immediata disponibilità</text:p>
                </text:list-item>
                <text:list-item>
                  <text:p text:style-name="P152">laissez faire: il governo si ritira dal mondo degli affari e il mondo degli affari detta le direttive del governo</text:p>
                </text:list-item>
                <text:list-item>
                  <text:p text:style-name="P153">Le ingenti riserve auree permisero enormi investimenti all’estero</text:p>
                </text:list-item>
              </text:list>
            </text:list-item>
            <text:list-item>
              <text:p text:style-name="P154">Isolazionismo</text:p>
              <text:list>
                <text:list-item>
                  <text:p text:style-name="P154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09">Regno Unito</text:p>
          <text:list>
            <text:list-item>
              <text:p text:style-name="P155">Politica</text:p>
              <text:list>
                <text:list-item>
                  <text:p text:style-name="P155">I whig e tory sono sostituiti da laburisti e conservatori</text:p>
                </text:list-item>
              </text:list>
            </text:list-item>
            <text:list-item>
              <text:p text:style-name="P155">Economia</text:p>
              <text:list>
                <text:list-item>
                  <text:p text:style-name="P155">declino economico e internazionale, poiché la leadership mondiale era nelle mani degli USA</text:p>
                </text:list-item>
                <text:list-item>
                  <text:p text:style-name="P155">esportazioni ostacolate dalla volontà di mantenere alto il valore della sterlina</text:p>
                </text:list-item>
                <text:list-item>
                  <text:p text:style-name="P156">i sindacati mantengono alti i salari</text:p>
                </text:list-item>
              </text:list>
            </text:list-item>
          </text:list>
        </text:list-item>
        <text:list-item>
          <text:p text:style-name="P110">Francia</text:p>
          <text:list>
            <text:list-item>
              <text:p text:style-name="P157">Democrazia rafforzata dal conflitto</text:p>
              <text:list>
                <text:list-item>
                  <text:p text:style-name="P157">frattura tra clericali e anticlericali meno evidente</text:p>
                </text:list-item>
                <text:list-item>
                  <text:p text:style-name="P158">la sinistra assume posizioni rivoluzionarie</text:p>
                </text:list-item>
                <text:list-item>
                  <text:p text:style-name="P158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59">Ciò alienò le simpatie degli Stati Uniti che investivano nell’industria tedesca e volevano la ripresa del Paese</text:p>
                    </text:list-item>
                    <text:list-item>
                      <text:p text:style-name="P160"><text:soft-page-break/>1923 Francia e Belgio occupano la Rurh (giacimento di ferro e carbone)</text:p>
                    </text:list-item>
                    <text:list-item>
                      <text:p text:style-name="P160">La Germania attua una resistenza passiva tramite scioperi</text:p>
                    </text:list-item>
                    <text:list-item>
                      <text:p text:style-name="P160">1926 Cessa la produzione della Rurh</text:p>
                    </text:list-item>
                    <text:list-item>
                      <text:p text:style-name="P160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59">Trattato di Locarno</text:p>
                  <text:list>
                    <text:list-item>
                      <text:p text:style-name="P159">la Germania accetta in confini occidentali</text:p>
                    </text:list-item>
                    <text:list-item>
                      <text:p text:style-name="P159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Germania</text:p>
          <text:list>
            <text:list-item>
              <text:p text:style-name="P161">Politica nella Repubblica di Weimar</text:p>
              <text:list>
                <text:list-item>
                  <text:p text:style-name="P161">socialdemocratici di Ebert</text:p>
                  <text:list>
                    <text:list-item>
                      <text:p text:style-name="P161">alle prime elezioni vennero sconfitti</text:p>
                    </text:list-item>
                  </text:list>
                </text:list-item>
                <text:list-item>
                  <text:p text:style-name="P161">spartachisti di Luxemburg</text:p>
                  <text:list>
                    <text:list-item>
                      <text:p text:style-name="P161">danno successivamente vita al Partito Comunista Tedesco</text:p>
                    </text:list-item>
                    <text:list-item>
                      <text:p text:style-name="P161">di ispirazione bolscevica</text:p>
                    </text:list-item>
                    <text:list-item>
                      <text:p text:style-name="P161">tentarono un’insurrezione contro il governo provvisorio di Ebert</text:p>
                    </text:list-item>
                  </text:list>
                </text:list-item>
                <text:list-item>
                  <text:p text:style-name="P161">destra eversiva</text:p>
                  <text:list>
                    <text:list-item>
                      <text:p text:style-name="P161">mito del popolo invitto, sconfitto a causa del tradimento dei politici</text:p>
                    </text:list-item>
                    <text:list-item>
                      <text:p text:style-name="P161">partito emergente</text:p>
                    </text:list-item>
                    <text:list-item>
                      <text:p text:style-name="P161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62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63">riorganizzazione bancaria</text:p>
                    </text:list-item>
                    <text:list-item>
                      <text:p text:style-name="P163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63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Crisi 1929 <text:span text:style-name="T47">America</text:span></text:p>
          <text:list>
            <text:list-item>
              <text:p text:style-name="P164">Cause</text:p>
              <text:list>
                <text:list-item>
                  <text:p text:style-name="P164">Espansione economica</text:p>
                </text:list-item>
                <text:list-item>
                  <text:p text:style-name="P164">entrata in borsa dei piccoli investitori, poiché si credeva che la borsa consentisse un <text:soft-page-break/>arricchimento facile e veloce</text:p>
                </text:list-item>
                <text:list-item>
                  <text:p text:style-name="P165">bolla speculativa (sopravvalutazione dei titoli in borsa rispetto al valore reale)</text:p>
                </text:list-item>
                <text:list-item>
                  <text:p text:style-name="P165">con la ripresa della produzione agricola in Europa si fermarono le esportazioni di generi alimentari verso il vecchio continente</text:p>
                </text:list-item>
                <text:list-item>
                  <text:p text:style-name="P166">una serie di raccolti abbondanti portarono a un crollo del prezzo dei prodotti agricoli</text:p>
                </text:list-item>
              </text:list>
            </text:list-item>
            <text:list-item>
              <text:p text:style-name="P166">Effetto</text:p>
              <text:list>
                <text:list-item>
                  <text:p text:style-name="P166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166">martedì 29 ottobre 1929 Inizia la grande crisi</text:p>
                </text:list-item>
                <text:list-item>
                  <text:p text:style-name="P167">Hoover non attuò le riforme necessarie convinto fosse una crisi temporanea</text:p>
                </text:list-item>
                <text:list-item>
                  <text:p text:style-name="P168">Per i Paesi latini e africani basati su monocolture fu la rovina a causa della scarsa richiesta di prodotti</text:p>
                </text:list-item>
                <text:list-item>
                  <text:p text:style-name="P168">si abbandona il liberismo economico in molte parti del mondo</text:p>
                </text:list-item>
                <text:list-item>
                  <text:p text:style-name="P168">il commercio mondiale si divide in dollaro e sterlina</text:p>
                </text:list-item>
                <text:list-item>
                  <text:p text:style-name="P168">i governi diedero priorità ai problemi sociali piuttosto che a quelli economici</text:p>
                </text:list-item>
              </text:list>
            </text:list-item>
            <text:list-item>
              <text:p text:style-name="P168">Roosevelt</text:p>
              <text:list>
                <text:list-item>
                  <text:p text:style-name="P168"><text:s/>Vinse le elezioni e rimase in carica per 4 mandati</text:p>
                </text:list-item>
                <text:list-item>
                  <text:p text:style-name="P168">Roosevelt condanna la paura e scelse un politica di intervento governativo nell’economia come in Russia</text:p>
                </text:list-item>
                <text:list-item>
                  <text:p text:style-name="P169"><text:span text:style-name="T46">1932 </text:span>New Deal (“nuovo corso”), nuovo patto di fiducia tra cittadini e Stato</text:p>
                  <text:list>
                    <text:list-item>
                      <text:p text:style-name="P169">Intervento sulle banche</text:p>
                      <text:list>
                        <text:list-item>
                          <text:p text:style-name="P169">La Federal Reserve Bank controlla il sistema bancario e diviene una sorta banca centrale</text:p>
                        </text:list-item>
                        <text:list-item>
                          <text:p text:style-name="P169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170">Discorsi del caminetto</text:p>
                      <text:list>
                        <text:list-item>
                          <text:p text:style-name="P170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170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171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171"><text:soft-page-break/>1934 Secondo New Deal</text:p>
                  <text:list>
                    <text:list-item>
                      <text:p text:style-name="P172">Diminuzione produzione agricola</text:p>
                      <text:list>
                        <text:list-item>
                          <text:p text:style-name="P172">Incentivando la distruzione dei raccolti per diminuire i prezzi</text:p>
                        </text:list-item>
                      </text:list>
                    </text:list-item>
                    <text:list-item>
                      <text:p text:style-name="P173">Introduzione di indennità per disoccupati e inabili al lavoro</text:p>
                    </text:list-item>
                    <text:list-item>
                      <text:p text:style-name="P173">riforma amministrazione pubblica colpendo la corruzione</text:p>
                    </text:list-item>
                    <text:list-item>
                      <text:p text:style-name="P173">Svalutazione del dollaro per incentivare le esportazioni</text:p>
                    </text:list-item>
                    <text:list-item>
                      <text:p text:style-name="P173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Crisi 1929 Europa</text:p>
          <text:list>
            <text:list-item>
              <text:p text:style-name="P174">Inghilterra</text:p>
              <text:list>
                <text:list-item>
                  <text:p text:style-name="P174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175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176">Francia</text:p>
              <text:list>
                <text:list-item>
                  <text:p text:style-name="P176">Inizia una radicalizzazione e l’avanzate di estrema destra e sinistra</text:p>
                </text:list-item>
                <text:list-item>
                  <text:p text:style-name="P177">Una coalizione di sinistra vinse le elezioni e divenne presidente del Consiglio Blum, che iniziò un periodo di riforme</text:p>
                </text:list-item>
                <text:list-item>
                  <text:p text:style-name="P175">Adotta un politica di appeasement nei confronti della Germania</text:p>
                </text:list-item>
              </text:list>
            </text:list-item>
            <text:list-item>
              <text:p text:style-name="P178">Germania</text:p>
              <text:list>
                <text:list-item>
                  <text:p text:style-name="P177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225"><text:bookmark-start text:name="Fascismo"/>Fascismo<text:bookmark-end text:name="Fascismo"/></text:p>
        </text:list-item>
        <text:list-item>
          <text:p text:style-name="P114">Regime totalitario in opposizione al regime liberale</text:p>
          <text:list>
            <text:list-item>
              <text:p text:style-name="P181">antiparlamentarismo</text:p>
            </text:list-item>
            <text:list-item>
              <text:p text:style-name="P181">crisi dei valori della società</text:p>
            </text:list-item>
            <text:list-item>
              <text:p text:style-name="P181">nazionalismo</text:p>
            </text:list-item>
            <text:list-item>
              <text:p text:style-name="P181">soluzione alla crisi socio-economica</text:p>
            </text:list-item>
            <text:list-item>
              <text:p text:style-name="P181">paura del comunismo/bolscevismo</text:p>
            </text:list-item>
          </text:list>
        </text:list-item>
        <text:list-item>
          <text:p text:style-name="P114">Italia nel Dopoguerra</text:p>
          <text:list>
            <text:list-item>
              <text:p text:style-name="P181">Economia</text:p>
              <text:list>
                <text:list-item>
                  <text:p text:style-name="P181"><text:soft-page-break/>ricostruzione edifici distrutti</text:p>
                </text:list-item>
                <text:list-item>
                  <text:p text:style-name="P181">riconversione da industria di guerra a produzione commerciale</text:p>
                </text:list-item>
                <text:list-item>
                  <text:p text:style-name="P181">ammodernamento e modifica delle industrie</text:p>
                  <text:list>
                    <text:list-item>
                      <text:p text:style-name="P181">L’uso di macchinari comportò al licenziamenti di numerosi operai</text:p>
                    </text:list-item>
                    <text:list-item>
                      <text:p text:style-name="P181">scoppiano rivolte operaie</text:p>
                    </text:list-item>
                  </text:list>
                </text:list-item>
                <text:list-item>
                  <text:p text:style-name="P181">Perdita del potere d’acquisto della lira</text:p>
                </text:list-item>
                <text:list-item>
                  <text:p text:style-name="P181">occupazione delle terre da parte degli agricoltori</text:p>
                  <text:list>
                    <text:list-item>
                      <text:p text:style-name="P181">poiché era stato promesso in caso di vittoria un appezzamento di terra</text:p>
                    </text:list-item>
                  </text:list>
                </text:list-item>
                <text:list-item>
                  <text:p text:style-name="P181">Nazionalisti e interventisti accusavano il governo di una “vittoria mutilata”</text:p>
                </text:list-item>
                <text:list-item>
                  <text:p text:style-name="P181">Gli imprenditori erano preoccupati che le rivolte sfociassero in una rivoluzione socialista</text:p>
                </text:list-item>
              </text:list>
            </text:list-item>
            <text:list-item>
              <text:p text:style-name="P182">Governo Nitti</text:p>
              <text:list>
                <text:list-item>
                  <text:p text:style-name="P182">Dopo le dimissioni di Orlando, Vittorio Emanuele III affida il governo a Nitti</text:p>
                </text:list-item>
                <text:list-item>
                  <text:p text:style-name="P183">Sostenne l’industria</text:p>
                </text:list-item>
                <text:list-item>
                  <text:p text:style-name="P183">Mise dei calmieri ai beni di prima necessità</text:p>
                </text:list-item>
                <text:list-item>
                  <text:p text:style-name="P183">Promulga un amnistia</text:p>
                </text:list-item>
                <text:list-item>
                  <text:p text:style-name="P183">Taglia le spese militari</text:p>
                </text:list-item>
              </text:list>
            </text:list-item>
            <text:list-item>
              <text:p text:style-name="P184">Elezioni 1919</text:p>
              <text:list>
                <text:list-item>
                  <text:p text:style-name="P184">per la prima volta è usato il metodo del sistema proporzionale</text:p>
                </text:list-item>
                <text:list-item>
                  <text:p text:style-name="P185">Si affermano il Partito Popolare Italiano <text:span text:style-name="T50">e</text:span>…</text:p>
                  <text:list>
                    <text:list-item>
                      <text:p text:style-name="P186">Mirava a unire i moderati e i cattolici</text:p>
                    </text:list-item>
                    <text:list-item>
                      <text:p text:style-name="P186">Fondato da Don Luigi Sturzo</text:p>
                    </text:list-item>
                    <text:list-item>
                      <text:p text:style-name="P186">Era un partito organizzato di massa</text:p>
                    </text:list-item>
                    <text:list-item>
                      <text:p text:style-name="P186">Rivolto soprattutto ai contadini</text:p>
                    </text:list-item>
                  </text:list>
                </text:list-item>
                <text:list-item>
                  <text:p text:style-name="P185">il Partito Socialista</text:p>
                  <text:list>
                    <text:list-item>
                      <text:p text:style-name="P186">La maggioranza del partito era formato dai massimalisti, che si erano divisi sul metodo per raggiungere l’obiettivo</text:p>
                    </text:list-item>
                    <text:list-item>
                      <text:p text:style-name="P186">Una parte di loro voleva una rivoluzione di stampo bolscevico <text:span text:style-name="T51">e diede vita al Partito Comunista</text:span></text:p>
                      <text:list>
                        <text:list-item>
                          <text:p text:style-name="P187">Il fondatore fu Gramsci</text:p>
                        </text:list-item>
                        <text:list-item>
                          <text:p text:style-name="P187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5">Biennio Rosso</text:p>
          <text:list>
            <text:list-item>
              <text:p text:style-name="P187">Occupazione di industrie e terre</text:p>
              <text:list>
                <text:list-item>
                  <text:p text:style-name="P187">I socialisti chiedono la nazionalizzazione delle terre, ma il governo non cede</text:p>
                </text:list-item>
                <text:list-item>
                  <text:p text:style-name="P187">i sindacati tentano la mediazione</text:p>
                </text:list-item>
              </text:list>
            </text:list-item>
            <text:list-item>
              <text:p text:style-name="P187">Nitti si dimette e gli succede Giolitti</text:p>
              <text:list>
                <text:list-item>
                  <text:p text:style-name="P187">inizia una politica di mediazione</text:p>
                </text:list-item>
              </text:list>
            </text:list-item>
            <text:list-item>
              <text:p text:style-name="P187">Gli industriali e i grandi proprietari terrieri sostengono il Fascismo di Mussolini</text:p>
              <text:list>
                <text:list-item>
                  <text:p text:style-name="P187">Programma</text:p>
                  <text:list>
                    <text:list-item>
                      <text:p text:style-name="P187">Annessione di Fiume e Dalmazia</text:p>
                    </text:list-item>
                    <text:list-item>
                      <text:p text:style-name="P187">Tassazione beni ecclesiastici</text:p>
                    </text:list-item>
                    <text:list-item>
                      <text:p text:style-name="P187">Confisca dei profitti di guerra</text:p>
                    </text:list-item>
                  </text:list>
                </text:list-item>
                <text:list-item>
                  <text:p text:style-name="P188">Le squadre d’azione fasciste (“squadracce”) diventano il braccio armato di industriali e proprietari terrieri</text:p>
                  <text:list>
                    <text:list-item>
                      <text:p text:style-name="P189">Mussolini affermava che agivano senza il consenso del partito</text:p>
                    </text:list-item>
                  </text:list>
                </text:list-item>
                <text:list-item>
                  <text:p text:style-name="P190">Ideologia</text:p>
                  <text:list>
                    <text:list-item>
                      <text:p text:style-name="P190">Inizialmente aveva forti richiami del socialismo ed era di orientamento repubblicano</text:p>
                    </text:list-item>
                    <text:list-item>
                      <text:p text:style-name="P190">1920 inizia un mutamento che conced<text:span text:style-name="T52">e</text:span> l’appoggio della borghesia</text:p>
                    </text:list-item>
                    <text:list-item>
                      <text:p text:style-name="P190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Caduta di Giolitti</text:p>
          <text:list>
            <text:list-item>
              <text:p text:style-name="P189">Trattato di Rapallo</text:p>
              <text:list>
                <text:list-item>
                  <text:p text:style-name="P189">l’Italia rinuncia alla Dalmazia</text:p>
                </text:list-item>
                <text:list-item>
                  <text:p text:style-name="P189">ottiene Zara</text:p>
                </text:list-item>
                <text:list-item>
                  <text:p text:style-name="P189">Fiume diviene città libera</text:p>
                </text:list-item>
              </text:list>
            </text:list-item>
            <text:list-item>
              <text:p text:style-name="P189">Riforma fiscale</text:p>
              <text:list>
                <text:list-item>
                  <text:p text:style-name="P189">imposte progressive in proporzione al reddito</text:p>
                </text:list-item>
                <text:list-item>
                  <text:p text:style-name="P189">innalzamento imposta di successione</text:p>
                </text:list-item>
                <text:list-item>
                  <text:p text:style-name="P189">rivalutazione della lira, sfavorendo le classi agiate</text:p>
                </text:list-item>
              </text:list>
            </text:list-item>
            <text:list-item>
              <text:p text:style-name="P189"><text:soft-page-break/>Elezione 1921</text:p>
              <text:list>
                <text:list-item>
                  <text:p text:style-name="P189">I blocchi nazionali (alleanza tra liberali e fascisti) entrano in Parlamento</text:p>
                  <text:list>
                    <text:list-item>
                      <text:p text:style-name="P189">Mussolini è a capo di 35 deputati</text:p>
                    </text:list-item>
                  </text:list>
                </text:list-item>
                <text:list-item>
                  <text:p text:style-name="P191">La sinistra risulta indebolita</text:p>
                </text:list-item>
                <text:list-item>
                  <text:p text:style-name="P191">I popolari vedono crescere il consenso</text:p>
                </text:list-item>
                <text:list-item>
                  <text:p text:style-name="P191">Giolitti è costretto a scendere a compromessi coi popolari e si dimette</text:p>
                </text:list-item>
              </text:list>
            </text:list-item>
            <text:list-item>
              <text:p text:style-name="P191">Governo Bonomi, si dimise</text:p>
            </text:list-item>
            <text:list-item>
              <text:p text:style-name="P191">Governo Facta, che si dimise in breve tempo</text:p>
            </text:list-item>
            <text:list-item>
              <text:p text:style-name="P192">I popolari posero il veto sulla nomina di Giolitti e il re incaricò un nuovo governo Facta</text:p>
            </text:list-item>
          </text:list>
        </text:list-item>
        <text:list-item>
          <text:p text:style-name="P117">Fascismo al potere</text:p>
          <text:list>
            <text:list-item>
              <text:p text:style-name="P193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194">Mussolini corre a Milano pronto per la fuga all’estero</text:p>
            </text:list-item>
            <text:list-item>
              <text:p text:style-name="P194">Facta presentò al re il decreto per lo stato d’assedio, ma il re non firmò</text:p>
            </text:list-item>
            <text:list-item>
              <text:p text:style-name="P194">Propose a Mussolini un governo con Salandra</text:p>
            </text:list-item>
            <text:list-item>
              <text:p text:style-name="P194">Mussolini rifiuta</text:p>
            </text:list-item>
            <text:list-item>
              <text:p text:style-name="P194">29 ottobre 1922: Mussolini diviene Presidente del Consiglio</text:p>
            </text:list-item>
          </text:list>
        </text:list-item>
        <text:list-item>
          <text:p text:style-name="P118">Fase Movimentista</text:p>
          <text:list>
            <text:list-item>
              <text:p text:style-name="P194">Presenta un governo di fascisti, popolari e liberali</text:p>
            </text:list-item>
            <text:list-item>
              <text:p text:style-name="P194">Normalizzazione: poteva eliminare il Parlamento ma non ha voluto, continuando con le vecchie istituzioni</text:p>
            </text:list-item>
            <text:list-item>
              <text:p text:style-name="P194">Fondazione Milizia Volontaria della Sicurezza Nazionale</text:p>
              <text:list>
                <text:list-item>
                  <text:p text:style-name="P194">Corpo paramilitare di camicie nere</text:p>
                </text:list-item>
              </text:list>
            </text:list-item>
            <text:list-item>
              <text:p text:style-name="P194">Creazione Gran Consiglio del Fascismo</text:p>
            </text:list-item>
            <text:list-item>
              <text:p text:style-name="P194">Epurazione di funzionari antifascisti</text:p>
            </text:list-item>
            <text:list-item>
              <text:p text:style-name="P194">Inizio della politica liberoscambista di De Stefani</text:p>
              <text:list>
                <text:list-item>
                  <text:p text:style-name="P194">Per garantirsi l’appoggio degli industriali</text:p>
                </text:list-item>
              </text:list>
            </text:list-item>
            <text:list-item>
              <text:p text:style-name="P195">Legge Acerbo (dal nome del primo firmatario)</text:p>
              <text:list>
                <text:list-item>
                  <text:p text:style-name="P195">Introduzione del sistema a premio di maggioranza</text:p>
                </text:list-item>
                <text:list-item>
                  <text:p text:style-name="P195">La lista fascista conquista la maggioranza assoluta</text:p>
                </text:list-item>
              </text:list>
            </text:list-item>
            <text:list-item>
              <text:p text:style-name="P196"><text:soft-page-break/>Matteotti</text:p>
              <text:list>
                <text:list-item>
                  <text:p text:style-name="P196">Pronunciò un discorso alla Camera </text:p>
                  <text:list>
                    <text:list-item>
                      <text:p text:style-name="P196">denunciò i brogli dei fascisti</text:p>
                    </text:list-item>
                    <text:list-item>
                      <text:p text:style-name="P196">denunciò le violenze (uccisione del socialista Piccinini)</text:p>
                    </text:list-item>
                    <text:list-item>
                      <text:p text:style-name="P196">chiese l’invalidamento delle elezioni</text:p>
                    </text:list-item>
                  </text:list>
                </text:list-item>
                <text:list-item>
                  <text:p text:style-name="P196">Venne rapito, ucciso e il cadavere ritrovato mesi dopo</text:p>
                  <text:list>
                    <text:list-item>
                      <text:p text:style-name="P196">Emerse la complicità di funzionari statali</text:p>
                    </text:list-item>
                  </text:list>
                </text:list-item>
                <text:list-item>
                  <text:p text:style-name="P196">Vittorio Emanuele III non intervenne</text:p>
                </text:list-item>
                <text:list-item>
                  <text:p text:style-name="P196">Tutti i partiti chiesero le dimissioni di Mussolini e l’abolizione della Milizia</text:p>
                </text:list-item>
                <text:list-item>
                  <text:p text:style-name="P196">Secessione dell’Aventino</text:p>
                  <text:list>
                    <text:list-item>
                      <text:p text:style-name="P196">I deputati abbandonarono il Parlamento tranne i comunisti</text:p>
                    </text:list-item>
                  </text:list>
                </text:list-item>
                <text:list-item>
                  <text:p text:style-name="P196">3 gennaio 1925: Mussolini si assume ogni responsabilità dell’accaduto</text:p>
                  <text:list>
                    <text:list-item>
                      <text:p text:style-name="P196">L’indignazione dell’opinione pubblica stava esaurendosi</text:p>
                    </text:list-item>
                    <text:list-item>
                      <text:p text:style-name="P196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9">Totalitarismo</text:p>
          <text:list>
            <text:list-item>
              <text:p text:style-name="P197">Nuova ondata di violenza che va a colpire gli antifascisti all’estero</text:p>
            </text:list-item>
            <text:list-item>
              <text:p text:style-name="P197">Roberto Farinacci diventa segretario del partito <text:span text:style-name="T54">con il compito di riportare l’ordine</text:span></text:p>
              <text:list>
                <text:list-item>
                  <text:p text:style-name="P197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198">Mussolini diviene capo del Governo con poteri pressoché illimitati</text:p>
            </text:list-item>
            <text:list-item>
              <text:p text:style-name="P198">Leggi fascistissime (1925-1926), dopo gli attentati falliti a Mussolini <text:span text:style-name="T55">(Zamboni)</text:span></text:p>
              <text:list>
                <text:list-item>
                  <text:p text:style-name="P198">Tutti i sindacati sono aboliti ad eccezione di quelli fascisti</text:p>
                </text:list-item>
                <text:list-item>
                  <text:p text:style-name="P198">i sindaci (eletti dai cittadini) sono sostituiti dai podestà (scelti dal governo)</text:p>
                </text:list-item>
                <text:list-item>
                  <text:p text:style-name="P199">Mussolini doveva render conto solo al sovrano</text:p>
                </text:list-item>
                <text:list-item>
                  <text:p text:style-name="P199">introdotta pena di morte per attentati al duce</text:p>
                </text:list-item>
                <text:list-item>
                  <text:p text:style-name="P200">soppressi tutti i Partiti ad eccezione di quello fascista</text:p>
                </text:list-item>
                <text:list-item>
                  <text:p text:style-name="P201">Abolita la libertà di stampa</text:p>
                </text:list-item>
                <text:list-item>
                  <text:p text:style-name="P201">Istituzione del Tribunale speciale per la sicurezza dello Stato (organo di controllo dei cittadini)</text:p>
                </text:list-item>
                <text:list-item>
                  <text:p text:style-name="P201">Istituzione OVRA, un polizia segreta che si occupava degli oppositori</text:p>
                </text:list-item>
              </text:list>
            </text:list-item>
            <text:list-item>
              <text:p text:style-name="P202"><text:soft-page-break/>Nuova legge elettorale (1928)</text:p>
              <text:list>
                <text:list-item>
                  <text:p text:style-name="P203">Redatta una lista unica</text:p>
                </text:list-item>
                <text:list-item>
                  <text:p text:style-name="P203">Gli elettori possono esprimersi con un si o un no</text:p>
                </text:list-item>
                <text:list-item>
                  <text:p text:style-name="P203">La scheda del sì era differente da quella del no</text:p>
                </text:list-item>
              </text:list>
            </text:list-item>
            <text:list-item>
              <text:p text:style-name="P203">Riforma Gentile</text:p>
              <text:list>
                <text:list-item>
                  <text:p text:style-name="P203">scuola elitaria </text:p>
                </text:list-item>
                <text:list-item>
                  <text:p text:style-name="P203">privilegia le materie umanistiche</text:p>
                </text:list-item>
                <text:list-item>
                  <text:p text:style-name="P204">insegnamento della religione cattolica obbligatorio</text:p>
                </text:list-item>
                <text:list-item>
                  <text:p text:style-name="P205">si dà maggiore importanza all’educazione fisica</text:p>
                  <text:list>
                    <text:list-item>
                      <text:p text:style-name="P205">i maschi sarebbero stati i futuri soldati</text:p>
                    </text:list-item>
                  </text:list>
                </text:list-item>
                <text:list-item>
                  <text:p text:style-name="P203">Dopo le elementari, si poteva scegliere tra ginnasio o professionale</text:p>
                  <text:list>
                    <text:list-item>
                      <text:p text:style-name="P203">Ginnasio : 5 anni + 3 di liceo classico o scientifico</text:p>
                    </text:list-item>
                  </text:list>
                </text:list-item>
                <text:list-item>
                  <text:p text:style-name="P203">Chi frequentava il liceo classico aveva accesso a tutte le università</text:p>
                </text:list-item>
                <text:list-item>
                  <text:p text:style-name="P203">Chi frequentava il liceo scientifico aveva accesso alle facoltà tecnico-scientifiche</text:p>
                </text:list-item>
                <text:list-item>
                  <text:p text:style-name="P206">Indottrinamento fascista dei giovani (sabato fascista, marce)</text:p>
                </text:list-item>
              </text:list>
            </text:list-item>
            <text:list-item>
              <text:p text:style-name="P207">Patti Lateranensi <text:span text:style-name="T56">(conquista dei favori dei piccoli-medi borghesi e dei contadini cattolici)</text:span></text:p>
              <text:list>
                <text:list-item>
                  <text:p text:style-name="P207">Riconosciuta al Papa la sovranità sul Vaticano</text:p>
                </text:list-item>
                <text:list-item>
                  <text:p text:style-name="P207">Cattolicesimo è religione dello Stato italiano</text:p>
                </text:list-item>
                <text:list-item>
                  <text:p text:style-name="P208">Convenzione finanziaria:<text:tab/><text:tab/></text:p>
                  <text:list>
                    <text:list-item>
                      <text:p text:style-name="P208">l’Italia versa 750 milioni di lire</text:p>
                    </text:list-item>
                    <text:list-item>
                      <text:p text:style-name="P208">L’Italia concede un miliardo di rendita</text:p>
                    </text:list-item>
                  </text:list>
                </text:list-item>
                <text:list-item>
                  <text:p text:style-name="P209">Concordato:</text:p>
                  <text:list>
                    <text:list-item>
                      <text:p text:style-name="P209">Libertà di culto</text:p>
                    </text:list-item>
                    <text:list-item>
                      <text:p text:style-name="P209">autonomia della Chiesa</text:p>
                    </text:list-item>
                    <text:list-item>
                      <text:p text:style-name="P209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Politica economica e Sociale</text:p>
          <text:list>
            <text:list-item>
              <text:p text:style-name="P210">Legge Rocco</text:p>
              <text:list>
                <text:list-item>
                  <text:p text:style-name="P210">due confederazioni sindacali, dirette da fascisti</text:p>
                  <text:list>
                    <text:list-item>
                      <text:p text:style-name="P210">lavoratori</text:p>
                    </text:list-item>
                    <text:list-item>
                      <text:p text:style-name="P210"><text:soft-page-break/>imprenditori</text:p>
                    </text:list-item>
                  </text:list>
                </text:list-item>
                <text:list-item>
                  <text:p text:style-name="P210">Abolito il diritto di sciopero</text:p>
                </text:list-item>
              </text:list>
            </text:list-item>
            <text:list-item>
              <text:p text:style-name="P210">Corporativismo</text:p>
              <text:list>
                <text:list-item>
                  <text:p text:style-name="P210">Istituzione Ministero delle Corporazioni</text:p>
                </text:list-item>
                <text:list-item>
                  <text:p text:style-name="P210">Risoluzione dei problemi sociali da parte di un autorità superiore</text:p>
                </text:list-item>
                <text:list-item>
                  <text:p text:style-name="P210">Nascita di 22 corporazioni</text:p>
                </text:list-item>
                <text:list-item>
                  <text:p text:style-name="P210">Carta del lavoro, permette allo Stato di intervenire nel settore privato</text:p>
                </text:list-item>
              </text:list>
            </text:list-item>
            <text:list-item>
              <text:p text:style-name="P210">Politica sociale ( tutela dei deboli )</text:p>
              <text:list>
                <text:list-item>
                  <text:p text:style-name="P210">Opera nazionale di maternità e infanzia</text:p>
                </text:list-item>
                <text:list-item>
                  <text:p text:style-name="P210">Opera nazionale orfani di guerra</text:p>
                </text:list-item>
                <text:list-item>
                  <text:p text:style-name="P210">Istituto nazionale assicurazione infortuni sul lavoro (INA<text:span text:style-name="T57">I</text:span>L)</text:p>
                </text:list-item>
                <text:list-item>
                  <text:p text:style-name="P211">Istituto nazionale per la previdenza sociale (INPS), garante di pensioni</text:p>
                </text:list-item>
                <text:list-item>
                  <text:p text:style-name="P211">Casse rurali e artigiane, garantisce crediti alle piccole aziende</text:p>
                </text:list-item>
                <text:list-item>
                  <text:p text:style-name="P211">Assegni familiari: pagate somme in base al numero dei figli</text:p>
                </text:list-item>
                <text:list-item>
                  <text:p text:style-name="P211">Tassa sul celibato: uomo sceglie se sposarsi, la donna no</text:p>
                </text:list-item>
              </text:list>
            </text:list-item>
            <text:list-item>
              <text:p text:style-name="P212">1929 Grande crisi</text:p>
              <text:list>
                <text:list-item>
                  <text:p text:style-name="P212">Prima del ‘29 il tenore di vita era migliorato</text:p>
                </text:list-item>
                <text:list-item>
                  <text:p text:style-name="P212">il ministro Volpi adotta dopo il ‘29 una linea protezionistica</text:p>
                </text:list-item>
                <text:list-item>
                  <text:p text:style-name="P213">la svalutazione della lira danneggiò le esportazioni</text:p>
                </text:list-item>
                <text:list-item>
                  <text:p text:style-name="P213">la successiva rivalutazione favorì la crescita del consenso del ceto medio</text:p>
                </text:list-item>
                <text:list-item>
                  <text:p text:style-name="P213">Nasce l’Istituto di ricostruzione industriale (IRI)</text:p>
                  <text:list>
                    <text:list-item>
                      <text:p text:style-name="P213">investiva nelle aziende in difficoltà</text:p>
                    </text:list-item>
                  </text:list>
                </text:list-item>
                <text:list-item>
                  <text:p text:style-name="P214">Iniziarono numerosi lavori pubblici</text:p>
                </text:list-item>
              </text:list>
            </text:list-item>
            <text:list-item>
              <text:p text:style-name="P214">Propaganda</text:p>
              <text:list>
                <text:list-item>
                  <text:p text:style-name="P214">L’ufficio stampa distribuiva e controllava le notizie da pubblicare attraverso le veline</text:p>
                  <text:list>
                    <text:list-item>
                      <text:p text:style-name="P214">Fogli di velina su cui erano scritte le disposizioni obbligatorie da seguire</text:p>
                    </text:list-item>
                  </text:list>
                </text:list-item>
                <text:list-item>
                  <text:p text:style-name="P214">Cinecittà</text:p>
                  <text:list>
                    <text:list-item>
                      <text:p text:style-name="P214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15">Ministero della cultura popolare</text:p>
                  <text:list>
                    <text:list-item>
                      <text:p text:style-name="P215"><text:soft-page-break/>Trasformava la vita del Duce in vicende pubbliche</text:p>
                    </text:list-item>
                    <text:list-item>
                      <text:p text:style-name="P215">Battaglia del grano:</text:p>
                      <text:list>
                        <text:list-item>
                          <text:p text:style-name="P215">Pronunciava discorsi durante il lavoro nei campi</text:p>
                        </text:list-item>
                        <text:list-item>
                          <text:p text:style-name="P215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Guerra d’Etiopia</text:p>
          <text:list>
            <text:list-item>
              <text:p text:style-name="P216">1924 Riconoscimento della sovranità italiana su Fiume</text:p>
            </text:list-item>
            <text:list-item>
              <text:p text:style-name="P216">1935 Conferenza di Stresa</text:p>
              <text:list>
                <text:list-item>
                  <text:p text:style-name="P216">Italia, Francia e Gran Bretagna denunciano il riarmo tedesco e le violazioni del Trattato di Versailles</text:p>
                </text:list-item>
                <text:list-item>
                  <text:p text:style-name="P216">Fronte di Stresa: Francia e Inghilterra rimangono neutrali rispetto alle mire italiane sull’Etiopia, membro della Società delle Nazioni</text:p>
                </text:list-item>
                <text:list-item>
                  <text:p text:style-name="P216">Idee aperte al colonialismo, ma senza modifiche di confini in Europa</text:p>
                </text:list-item>
              </text:list>
            </text:list-item>
            <text:list-item>
              <text:p text:style-name="P216">Mussolini definiva la Libia improduttiva come una “Collezione di Deserti”</text:p>
            </text:list-item>
            <text:list-item>
              <text:p text:style-name="P216">Per dimenticare le precarie condizioni del Paese era necessario un diversivo: una guerra</text:p>
            </text:list-item>
            <text:list-item>
              <text:p text:style-name="P216">Morirono alcuni soldati italiani, dopo atti ostili di alcune bande armate di etiopi guidate da ras locali</text:p>
              <text:list>
                <text:list-item>
                  <text:p text:style-name="P217">Il sovrano Etiope non volle pagare un indennizzo alla famiglie dei caduti</text:p>
                </text:list-item>
                <text:list-item>
                  <text:p text:style-name="P217">La Società delle Nazioni affermò che la questione doveva essere risolta dalle due parti in conflitto</text:p>
                </text:list-item>
              </text:list>
            </text:list-item>
            <text:list-item>
              <text:p text:style-name="P218">1935 Italia dichiara guerra all’Etiopia</text:p>
            </text:list-item>
            <text:list-item>
              <text:p text:style-name="P218">1<text:span text:style-name="T59">9</text:span>36 L’Italia conquista Addis Abeba e Vittorio Emanuele III diviene re d’Etiopia</text:p>
            </text:list-item>
            <text:list-item>
              <text:p text:style-name="P219">La Società delle Nazioni sanzionò l’Italia per l’aggressione</text:p>
              <text:list>
                <text:list-item>
                  <text:p text:style-name="P220">Alcune nazioni comunicarono segretamente che non le avrebbero applicate</text:p>
                </text:list-item>
                <text:list-item>
                  <text:p text:style-name="P220">La Germania rifornì l’Italia di materie prime</text:p>
                </text:list-item>
                <text:list-item>
                  <text:p text:style-name="P220">Mussolini proclama l’Autarchia <text:span text:style-name="T60">e si avvicina alla Germania</text:span></text:p>
                </text:list-item>
                <text:list-item>
                  <text:p text:style-name="P221">Dopo pochi mesi le sanzioni vennero abrogate</text:p>
                </text:list-item>
              </text:list>
            </text:list-item>
          </text:list>
        </text:list-item>
        <text:list-item>
          <text:p text:style-name="P123">Guerra civile in Spagna</text:p>
          <text:list>
            <text:list-item>
              <text:p text:style-name="P222">De Rivera attuò un colpo di Stato e inizio una dittatura sino al 1930</text:p>
            </text:list-item>
            <text:list-item>
              <text:p text:style-name="P222">Nelle successive elezioni vincono i repubblicani</text:p>
            </text:list-item>
            <text:list-item>
              <text:p text:style-name="P222">Re Alfonso XIII rinuncia al regno senza abdicare</text:p>
            </text:list-item>
            <text:list-item>
              <text:p text:style-name="P222">1934 Inizia un governo di centrodestra</text:p>
              <text:list>
                <text:list-item>
                  <text:p text:style-name="P222"><text:soft-page-break/>i minatori delle Asturie si rivoltano e interviene l’esercito</text:p>
                </text:list-item>
              </text:list>
            </text:list-item>
            <text:list-item>
              <text:p text:style-name="P222">1936 Vince il Fronte popolare di sinistra</text:p>
            </text:list-item>
            <text:list-item>
              <text:p text:style-name="P222">Inizia la guerra civile con il sollevamento dei militari di Francisco Franco</text:p>
              <text:list>
                <text:list-item>
                  <text:p text:style-name="P222">Inghilterra e Stati Uniti sono neutrali</text:p>
                </text:list-item>
                <text:list-item>
                  <text:p text:style-name="P222">Francia, Russia <text:span text:style-name="T61">e numerosi volontari</text:span> appoggiano i repubblicani</text:p>
                </text:list-item>
                <text:list-item>
                  <text:p text:style-name="P223">Italia, Germania (invia la legione Condor) e Portogallo (dittatura di Salazar)<text:tab/></text:p>
                  <text:list>
                    <text:list-item>
                      <text:p text:style-name="P224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24">1939 I repubblicani si arrendono</text:p>
              <text:list>
                <text:list-header>
                  <text:p text:style-name="P184"/>
                </text:list-header>
              </text:list>
            </text:list-item>
          </text:list>
        </text:list-item>
      </text:list>
      <text:list xml:id="list164613937429341" text:continue-list="list7477142291509803066" text:style-name="L5">
        <text:list-item>
          <text:list>
            <text:list-item>
              <text:list>
                <text:list-item>
                  <text:list>
                    <text:list-header>
                      <text:p text:style-name="P121"/>
                    </text:list-header>
                  </text:list>
                </text:list-item>
              </text:list>
            </text:list-item>
          </text:list>
        </text:list-item>
      </text:list>
      <text:list xml:id="list164614528043395" text:continue-list="list8537134260310296204" text:style-name="L4">
        <text:list-item>
          <text:list>
            <text:list-item>
              <text:list>
                <text:list-header>
                  <text:p text:style-name="P86"/>
                </text:list-header>
              </text:list>
            </text:list-item>
          </text:list>
          <text:p text:style-name="P86"/>
        </text:list-item>
      </text:list>
      <text:p text:style-name="P3"/>
      <text:list xml:id="list164615083248932" text:continue-list="list164615366690424" text:style-name="L2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1-03T16:46:13.263000000</dc:date>
    <meta:editing-duration>PT23H51M2S</meta:editing-duration>
    <meta:editing-cycles>218</meta:editing-cycles>
    <meta:generator>LibreOffice/5.2.2.2$Windows_x86 LibreOffice_project/8f96e87c890bf8fa77463cd4b640a2312823f3ad</meta:generator>
    <meta:document-statistic meta:table-count="1" meta:image-count="0" meta:object-count="0" meta:page-count="29" meta:paragraph-count="732" meta:word-count="6957" meta:character-count="42691" meta:non-whitespace-character-count="37147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